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gr2" style:family="graphic" style:parent-style-name="standard">
      <style:graphic-properties draw:stroke="none" draw:fill="none" draw:fill-color="#ffffff" draw:textarea-horizontal-align="right" draw:auto-grow-width="true" fo:min-height="0.685cm" fo:min-width="10.125cm" loext:decorative="false"/>
      <style:paragraph-properties style:writing-mode="lr-tb"/>
    </style:style>
    <style:style style:name="gr3" style:family="graphic">
      <style:graphic-properties style:protect="size" loext:decorative="false"/>
    </style:style>
    <style:style style:name="gr4" style:family="graphic" style:parent-style-name="standard">
      <style:graphic-properties draw:stroke="none" draw:fill="none" draw:textarea-horizontal-align="left" draw:textarea-vertical-align="bottom" draw:auto-grow-height="false" draw:auto-grow-width="false" fo:padding-top="0cm" fo:padding-bottom="0cm" fo:padding-left="0cm" fo:padding-right="0cm" fo:wrap-option="wrap" loext:decorative="false"/>
      <style:paragraph-properties style:writing-mode="lr-tb"/>
    </style:style>
    <style:style style:name="gr5" style:family="graphic" style:parent-style-name="standard">
      <style:graphic-properties draw:stroke="solid" svg:stroke-width="0cm" svg:stroke-color="#3465a4" svg:stroke-opacity="100%" draw:fill="solid" draw:fill-color="#729fcf" draw:opacity="20%" draw:textarea-horizontal-align="left" draw:textarea-vertical-align="middle" draw:auto-grow-height="false" draw:auto-grow-width="false" fo:min-height="2.344cm" fo:min-width="0.001cm" fo:padding-top="0.151cm" fo:padding-bottom="0.151cm" fo:padding-left="0.302cm" fo:padding-right="0.302cm" fo:wrap-option="no-wrap" style:writing-mode="lr-tb" loext:decorative="false"/>
      <style:paragraph-properties style:writing-mode="lr-tb"/>
    </style:style>
    <style:style style:name="gr6"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6.694cm" fo:min-width="4.404cm" fo:padding-top="0.151cm" fo:padding-bottom="0.151cm" fo:padding-left="0.302cm" fo:padding-right="0.302cm" fo:wrap-option="no-wrap" style:writing-mode="lr-tb" loext:decorative="false"/>
      <style:paragraph-properties style:writing-mode="lr-tb"/>
    </style:style>
    <style:style style:name="gr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0.386cm" fo:min-width="5.377cm" fo:padding-top="0.157cm" fo:padding-bottom="0.157cm" fo:padding-left="0.302cm" fo:padding-right="0.302cm" fo:wrap-option="no-wrap" style:writing-mode="lr-tb" loext:decorative="false"/>
      <style:paragraph-properties style:writing-mode="lr-tb"/>
    </style:style>
    <style:style style:name="gr8" style:family="graphic" style:parent-style-name="standard">
      <style:graphic-properties draw:stroke="none" draw:fill="none" draw:textarea-horizontal-align="left" draw:textarea-vertical-align="top" draw:auto-grow-height="false" draw:auto-grow-width="false" fo:min-height="0.964cm" fo:min-width="6.27cm" fo:padding-top="0.151cm" fo:padding-bottom="0.151cm" fo:padding-left="0.302cm" fo:padding-right="0.302cm" fo:wrap-option="no-wrap" style:writing-mode="lr-tb" loext:decorative="false"/>
      <style:paragraph-properties style:writing-mode="lr-tb"/>
    </style:style>
    <style:style style:name="gr9"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0"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3.297cm" fo:min-width="4.73cm" fo:padding-top="0.151cm" fo:padding-bottom="0.151cm" fo:padding-left="0.302cm" fo:padding-right="0.302cm" fo:wrap-option="no-wrap" style:writing-mode="lr-tb" loext:decorative="false"/>
      <style:paragraph-properties style:writing-mode="lr-tb"/>
    </style:style>
    <style:style style:name="gr11" style:family="graphic" style:parent-style-name="standard">
      <style:graphic-properties draw:stroke="none" draw:fill="none" draw:textarea-horizontal-align="left" draw:textarea-vertical-align="top" draw:auto-grow-height="false" draw:auto-grow-width="false" fo:min-height="3.181cm" fo:min-width="30.478cm" fo:padding-top="0cm" fo:padding-bottom="0cm" fo:padding-left="0cm" fo:padding-right="0cm" fo:wrap-option="wrap" style:writing-mode="lr-tb" loext:decorative="false"/>
      <style:paragraph-properties style:writing-mode="lr-tb"/>
    </style:style>
    <style:style style:name="gr12" style:family="graphic" style:parent-style-name="standard">
      <style:graphic-properties draw:stroke="none" draw:fill="none" draw:textarea-horizontal-align="left" draw:textarea-vertical-align="top" draw:auto-grow-height="false" draw:auto-grow-width="false" fo:min-height="2.799cm" fo:min-width="9.627cm" fo:padding-top="0.151cm" fo:padding-bottom="0.151cm" fo:padding-left="0.302cm" fo:padding-right="0.302cm" fo:wrap-option="wrap" style:writing-mode="lr-tb" loext:decorative="false"/>
      <style:paragraph-properties style:writing-mode="lr-tb"/>
    </style:style>
    <style:style style:name="gr13" style:family="graphic" style:parent-style-name="standard">
      <style:graphic-properties draw:stroke="solid" svg:stroke-width="0.026cm" svg:stroke-color="#3465a4" svg:stroke-opacity="100%" draw:stroke-linejoin="round" draw:fill="solid" draw:fill-color="#729fcf" draw:opacity="100%" draw:textarea-horizontal-align="center" draw:textarea-vertical-align="middle" draw:auto-grow-height="false" draw:auto-grow-width="false" fo:min-height="2.022cm" fo:min-width="4.195cm" fo:padding-top="0.151cm" fo:padding-bottom="0.151cm" fo:padding-left="0.302cm" fo:padding-right="0.302cm" fo:wrap-option="no-wrap" style:writing-mode="lr-tb" loext:decorative="false"/>
      <style:paragraph-properties style:writing-mode="lr-tb"/>
    </style:style>
    <style:style style:name="gr14"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4.228cm" fo:min-width="5.282cm" fo:padding-top="0.157cm" fo:padding-bottom="0.157cm" fo:padding-left="0.302cm" fo:padding-right="0.302cm" fo:wrap-option="no-wrap" style:writing-mode="lr-tb" loext:decorative="false"/>
      <style:paragraph-properties style:writing-mode="lr-tb"/>
    </style:style>
    <style:style style:name="gr15"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297cm" fo:min-width="4.854cm" fo:padding-top="0.151cm" fo:padding-bottom="0.151cm" fo:padding-left="0.302cm" fo:padding-right="0.302cm" fo:wrap-option="no-wrap" style:writing-mode="lr-tb" loext:decorative="false"/>
      <style:paragraph-properties style:writing-mode="lr-tb"/>
    </style:style>
    <style:style style:name="gr16"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3.195cm" fo:min-width="5.729cm" fo:padding-top="0.157cm" fo:padding-bottom="0.157cm" fo:padding-left="0.302cm" fo:padding-right="0.302cm" fo:wrap-option="no-wrap" style:writing-mode="lr-tb" loext:decorative="false"/>
      <style:paragraph-properties style:writing-mode="lr-tb"/>
    </style:style>
    <style:style style:name="gr17" style:family="graphic" style:parent-style-name="standard">
      <style:graphic-properties draw:stroke="solid" svg:stroke-width="0.026cm" svg:stroke-color="#3465a4" svg:stroke-opacity="100%" draw:stroke-linejoin="round" draw:fill="solid" draw:fill-color="#729fcf" draw:opacity="10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gr18" style:family="graphic" style:parent-style-name="standard">
      <style:graphic-properties draw:stroke="solid" svg:stroke-width="0.026cm" svg:stroke-color="#3465a4" svg:stroke-opacity="100%" draw:stroke-linejoin="round" draw:fill="solid" draw:fill-color="#729fcf" draw:opacity="20%" draw:textarea-horizontal-align="center" draw:textarea-vertical-align="middle" draw:auto-grow-height="false" draw:auto-grow-width="false" fo:min-height="3.296cm" fo:min-width="4.73cm" fo:padding-top="0.151cm" fo:padding-bottom="0.151cm" fo:padding-left="0.302cm" fo:padding-right="0.302cm" fo:wrap-option="no-wrap" style:writing-mode="lr-tb" loext:decorative="false"/>
      <style:paragraph-properties style:writing-mode="lr-tb"/>
    </style:style>
    <style:style style:name="gr19" style:family="graphic" style:parent-style-name="standard">
      <style:graphic-properties draw:stroke="solid" svg:stroke-width="0.026cm" svg:stroke-color="#3465a4" svg:stroke-opacity="100%" draw:stroke-linejoin="round" draw:fill="solid" draw:fill-color="#729fcf" draw:opacity="20%" draw:textarea-horizontal-align="left" draw:textarea-vertical-align="middle" draw:auto-grow-height="false" draw:auto-grow-width="false" fo:min-height="2.888cm" fo:min-width="4.194cm" fo:padding-top="0.157cm" fo:padding-bottom="0.157cm" fo:padding-left="0.302cm" fo:padding-right="0.302cm" fo:wrap-option="no-wrap" style:writing-mode="lr-tb" loext:decorative="false"/>
      <style:paragraph-properties style:writing-mode="lr-tb"/>
    </style:style>
    <style:style style:name="pr1"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3" style:family="presentation" style:parent-style-name="Master1-Layout1-title-Title-Slide-notes">
      <style:graphic-properties draw:fill-color="#ffffff" draw:auto-grow-height="false" fo:min-height="13.365cm" loext:decorative="false"/>
      <style:paragraph-properties style:writing-mode="lr-tb"/>
    </style:style>
    <style:style style:name="pr4" style:family="presentation" style:parent-style-name="Master1-Layout7-blank-Blank-title">
      <style:graphic-properties fo:min-height="3.18cm" loext:decorative="false"/>
      <style:paragraph-properties style:writing-mode="lr-tb"/>
    </style:style>
    <style:style style:name="pr5" style:family="presentation" style:parent-style-name="Master1-Layout7-blank-Blank-outline1">
      <style:graphic-properties fo:min-height="10.798cm" loext:decorative="false"/>
      <style:paragraph-properties style:writing-mode="lr-tb"/>
    </style:style>
    <style:style style:name="pr6" style:family="presentation" style:parent-style-name="Master1-Layout7-blank-Blank-notes">
      <style:graphic-properties draw:fill-color="#ffffff" draw:auto-grow-height="false" fo:min-height="10.002cm" loext:decorative="false"/>
      <style:paragraph-properties style:writing-mode="lr-tb"/>
    </style:style>
    <style:style style:name="pr7"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8" style:family="presentation" style:parent-style-name="Master1-Layout2-obj-Title-and-Content-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9" style:family="presentation" style:parent-style-name="Master1-Layout2-obj-Title-and-Content-notes">
      <style:graphic-properties draw:fill-color="#ffffff" draw:auto-grow-height="false" fo:min-height="10.002cm" loext:decorative="false"/>
      <style:paragraph-properties style:writing-mode="lr-tb"/>
    </style:style>
    <style:style style:name="pr10" style:family="presentation" style:parent-style-name="Master1-Layout7-blank-Blank-title">
      <style:graphic-properties draw:stroke="none" draw:fill="none" draw:textarea-horizontal-align="center"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1" style:family="presentation" style:parent-style-name="Master1-Layout7-blank-Blank-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pr12" style:family="presentation" style:parent-style-name="Master1-Layout7-blank-Blank-notes">
      <style:graphic-properties draw:stroke="none" draw:fill="none" draw:fill-color="#ffffff" draw:textarea-horizontal-align="left" draw:textarea-vertical-align="top" draw:auto-grow-height="false" draw:auto-grow-width="false" fo:min-height="0.101cm" fo:padding-top="0.127cm" fo:padding-bottom="0.127cm" fo:padding-left="0.254cm" fo:padding-right="0.254cm" fo:wrap-option="wrap" loext:decorative="false"/>
      <style:paragraph-properties style:writing-mode="lr-tb"/>
    </style:style>
    <style:style style:name="pr13" style:family="presentation" style:parent-style-name="Master1-Layout7-blank-Blank-notes">
      <style:graphic-properties draw:stroke="none" draw:fill="none" draw:fill-color="#ffffff" draw:textarea-horizontal-align="left" draw:textarea-vertical-align="middle" draw:auto-grow-height="false" draw:auto-grow-width="false" fo:min-height="0.101cm" fo:padding-top="0.127cm" fo:padding-bottom="0.127cm" fo:padding-left="0.254cm" fo:padding-right="0.254cm" fo:wrap-option="wrap" loext:decorative="false"/>
      <style:paragraph-properties style:writing-mode="lr-tb"/>
    </style:style>
    <style:style style:name="P1"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P2" style:family="paragraph">
      <loext:graphic-properties draw:fill="none"/>
      <style:paragraph-properties style:font-independent-line-spacing="true"/>
    </style:style>
    <style:style style:name="P3"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P4"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Liberation Sans" fo:font-size="16pt" style:font-size-asian="16pt" style:font-size-complex="16pt"/>
    </style:style>
    <style:style style:name="P7" style:family="paragraph">
      <loext:graphic-properties draw:fill-color="#ffffff"/>
    </style:style>
    <style:style style:name="P8"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P9" style:family="paragraph">
      <style:paragraph-properties fo:margin-left="0cm" fo:margin-right="0cm" fo:margin-top="0.353cm" fo:margin-bottom="0cm" fo:line-height="70%" fo:text-align="start" fo:text-indent="0cm" style:punctuation-wrap="hanging" loext:tab-stop-distance="0cm" style:writing-mode="lr-tb">
        <style:tab-stops/>
      </style:paragraph-properties>
    </style:style>
    <style:style style:name="P10" style:family="paragraph">
      <loext:graphic-properties draw:fill="none"/>
      <style:paragraph-properties style:font-independent-line-spacing="true"/>
      <style:text-properties style:font-name="Courier"/>
    </style:style>
    <style:style style:name="P11" style:family="paragraph">
      <loext:graphic-properties draw:fill="none"/>
      <style:paragraph-properties fo:margin-left="0cm" fo:margin-right="0cm" fo:margin-top="0cm" fo:margin-bottom="0cm" fo:line-height="100%" fo:text-align="end" fo:text-indent="0cm" style:punctuation-wrap="hanging" loext:tab-stop-distance="0cm" style:font-independent-line-spacing="true">
        <style:tab-stops/>
      </style:paragraph-properties>
      <style:text-properties fo:font-size="18pt"/>
    </style:style>
    <style:style style:name="P12"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P13" style:family="paragraph">
      <loext:graphic-properties draw:fill="none" draw:fill-color="#ffffff"/>
      <style:paragraph-properties style:font-independent-line-spacing="true"/>
    </style:style>
    <style:style style:name="P14" style:family="paragraph">
      <loext:graphic-properties draw:fill="solid" draw:fill-color="#729fcf" draw:opacity="20%"/>
      <style:paragraph-properties style:writing-mode="lr-tb" style:font-independent-line-spacing="false"/>
    </style:style>
    <style:style style:name="P15" style:family="paragraph">
      <style:paragraph-properties fo:margin-left="0cm" fo:margin-right="0cm" fo:margin-top="0cm" fo:margin-bottom="0cm" fo:line-height="100%" fo:text-align="center" fo:text-indent="0cm" style:punctuation-wrap="simple" loext:tab-stop-distance="0cm" style:writing-mode="lr-tb">
        <style:tab-stops/>
      </style:paragraph-properties>
    </style:style>
    <style:style style:name="P16" style:family="paragraph">
      <loext:graphic-properties draw:fill="solid" draw:fill-color="#729fcf" draw:opacity="10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P17" style:family="paragraph">
      <loext:graphic-properties draw:fill="solid" draw:fill-color="#729fcf" draw:opacity="100%"/>
      <style:paragraph-properties style:writing-mode="lr-tb" style:font-independent-line-spacing="false"/>
    </style:style>
    <style:style style:name="P18" style:family="paragraph">
      <style:paragraph-properties fo:margin-left="0cm" fo:margin-right="0cm" fo:margin-top="0cm" fo:margin-bottom="0cm" fo:line-height="100%" fo:text-align="start" fo:text-indent="0cm" style:punctuation-wrap="simple" loext:tab-stop-distance="0cm" style:writing-mode="lr-tb">
        <style:tab-stops/>
      </style:paragraph-properties>
    </style:style>
    <style:style style:name="P19" style:family="paragraph">
      <loext:graphic-properties draw:fill="none"/>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20" style:family="paragraph">
      <loext:graphic-properties draw:fill="none"/>
      <style:paragraph-properties style:writing-mode="lr-tb" style:font-independent-line-spacing="false"/>
    </style:style>
    <style:style style:name="P21" style:family="paragraph">
      <style:paragraph-properties fo:margin-left="0.724cm" fo:margin-right="0cm" fo:margin-top="0cm" fo:margin-bottom="0cm" fo:line-height="100%" fo:text-align="start" fo:text-indent="-0.715cm" style:punctuation-wrap="simple" loext:tab-stop-distance="0cm" style:writing-mode="lr-tb">
        <style:tab-stops/>
      </style:paragraph-properties>
    </style:style>
    <style:style style:name="P22" style:family="paragraph">
      <loext:graphic-properties draw:fill="none"/>
      <style:paragraph-properties fo:margin-left="0.724cm" fo:margin-right="0cm" fo:margin-top="0cm" fo:margin-bottom="0cm" fo:line-height="100%" fo:text-align="start" fo:text-indent="-0.715cm" style:punctuation-wrap="simple" loext:tab-stop-distance="0cm" style:writing-mode="lr-tb" style:font-independent-line-spacing="false">
        <style:tab-stops/>
      </style:paragraph-properties>
    </style:style>
    <style:style style:name="P23" style:family="paragraph">
      <loext:graphic-properties draw:fill="solid" draw:fill-color="#729fcf" draw:opacity="100%"/>
      <style:paragraph-properties fo:margin-left="0cm" fo:margin-right="0cm" fo:margin-top="0cm" fo:margin-bottom="0cm" fo:line-height="100%" fo:text-align="start" fo:text-indent="0cm" style:punctuation-wrap="simple" loext:tab-stop-distance="0cm" style:writing-mode="lr-tb" style:font-independent-line-spacing="false">
        <style:tab-stops/>
      </style:paragraph-properties>
    </style:style>
    <style:style style:name="P24" style:family="paragraph">
      <loext:graphic-properties draw:fill="solid" draw:fill-color="#729fcf" draw:opacity="20%"/>
      <style:paragraph-properties fo:margin-left="0cm" fo:margin-right="0cm" fo:margin-top="0cm" fo:margin-bottom="0cm" fo:line-height="100%" fo:text-align="center" fo:text-indent="0cm" style:punctuation-wrap="simple" loext:tab-stop-distance="0cm" style:writing-mode="lr-tb" style:font-independent-line-spacing="false">
        <style:tab-stops/>
      </style:paragraph-properties>
    </style:style>
    <style:style style:name="T1"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3"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4" style:family="text">
      <style:text-properties style:font-name="Liberation Sans" fo:font-size="16pt" style:font-size-asian="16pt" style:font-size-complex="16pt"/>
    </style:style>
    <style:style style:name="T5" style:family="text">
      <style:text-properties style:text-position="super 58%"/>
    </style:style>
    <style:style style:name="T6"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ourier" fo:font-size="22pt" fo:letter-spacing="normal" fo:language="en" fo:country="US" fo:font-style="normal" style:text-underline-style="none" fo:font-weight="normal" style:text-underline-mode="continuous" style:text-overline-mode="continuous" style:text-line-through-mode="continuous" style:letter-kerning="true" style:font-size-asian="22pt" style:font-style-asian="normal" style:font-weight-asian="normal" style:font-size-complex="2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Aptos Display" fo:font-size="44pt" fo:letter-spacing="normal" fo:language="en" fo:country="IE"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Liberation Sans" fo:font-size="29.1000003814697pt" fo:letter-spacing="normal" fo:language="en" fo:country="IE" fo:font-style="normal" style:text-underline-style="none" fo:font-weight="normal" style:text-underline-mode="continuous" style:text-overline-mode="continuous" style:text-line-through-mode="continuous" style:letter-kerning="true" style:font-size-asian="29.1000003814697pt" style:font-style-asian="normal" style:font-weight-asian="normal" style:font-size-complex="29.1000003814697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1" style:family="text">
      <style:text-properties fo:font-variant="normal" fo:text-transform="none" fo:color="#767676" loext:opacity="100%" style:text-line-through-style="none" style:text-line-through-type="none" style:text-position="0% 100%" style:font-name="Aptos" fo:font-size="12pt" fo:letter-spacing="normal" fo:language="en" fo:country="I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Liberation Sans1" fo:font-size="18pt" fo:letter-spacing="normal" fo:language="en" fo:country="IE" fo:font-style="normal" style:text-underline-style="none" fo:font-weight="normal" style:text-underline-mode="continuous" style:text-overline-mode="continuous" style:text-line-through-mode="continuous" style:letter-kerning="true" style:font-name-asian="Noto Sans CJK SC1" style:font-size-asian="18pt" style:font-style-asian="normal" style:font-weight-asian="normal" style:font-name-complex="Lohit Devanagari" style:font-size-complex="18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Liberation Sans1" fo:font-size="15.6999998092651pt" fo:letter-spacing="normal" fo:language="en" fo:country="IE" fo:font-style="normal" style:text-underline-style="none" fo:font-weight="normal" style:text-underline-mode="continuous" style:text-overline-mode="continuous" style:text-line-through-mode="continuous" style:letter-kerning="true" style:font-name-asian="Noto Sans CJK SC1" style:font-size-asian="15.6999998092651pt" style:font-style-asian="normal" style:font-weight-asian="normal" style:font-name-complex="Lohit Devanagari" style:font-size-complex="15.6999998092651pt" style:font-style-complex="normal"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35cm"/>
        <style:text-properties fo:font-family="StarSymbol" style:use-window-font-color="true" fo:font-size="45%"/>
      </text:list-level-style-bullet>
      <text:list-level-style-bullet text:level="2" text:bullet-char="●">
        <style:list-level-properties text:space-before="1.27cm" text:min-label-width="0.635cm"/>
        <style:text-properties fo:font-family="StarSymbol" style:use-window-font-color="true" fo:font-size="45%"/>
      </text:list-level-style-bullet>
      <text:list-level-style-bullet text:level="3" text:bullet-char="●">
        <style:list-level-properties text:space-before="2.54cm" text:min-label-width="0.635cm"/>
        <style:text-properties fo:font-family="StarSymbol" style:use-window-font-color="true" fo:font-size="45%"/>
      </text:list-level-style-bullet>
      <text:list-level-style-bullet text:level="4" text:bullet-char="●">
        <style:list-level-properties text:space-before="3.81cm" text:min-label-width="0.635cm"/>
        <style:text-properties fo:font-family="StarSymbol" style:use-window-font-color="true" fo:font-size="45%"/>
      </text:list-level-style-bullet>
      <text:list-level-style-bullet text:level="5" text:bullet-char="●">
        <style:list-level-properties text:space-before="5.08cm" text:min-label-width="0.635cm"/>
        <style:text-properties fo:font-family="StarSymbol" style:use-window-font-color="true" fo:font-size="45%"/>
      </text:list-level-style-bullet>
      <text:list-level-style-bullet text:level="6" text:bullet-char="●">
        <style:list-level-properties text:space-before="6.35cm" text:min-label-width="0.635cm"/>
        <style:text-properties fo:font-family="StarSymbol" style:use-window-font-color="true" fo:font-size="45%"/>
      </text:list-level-style-bullet>
      <text:list-level-style-bullet text:level="7" text:bullet-char="●">
        <style:list-level-properties text:space-before="7.62cm" text:min-label-width="0.635cm"/>
        <style:text-properties fo:font-family="StarSymbol" style:use-window-font-color="true" fo:font-size="45%"/>
      </text:list-level-style-bullet>
      <text:list-level-style-bullet text:level="8" text:bullet-char="●">
        <style:list-level-properties text:space-before="8.89cm" text:min-label-width="0.635cm"/>
        <style:text-properties fo:font-family="StarSymbol" style:use-window-font-color="true" fo:font-size="45%"/>
      </text:list-level-style-bullet>
      <text:list-level-style-bullet text:level="9" text:bullet-char="●">
        <style:list-level-properties text:space-before="10.16cm" text:min-label-width="0.635cm"/>
        <style:text-properties fo:font-family="Star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Slide1" draw:style-name="dp1" draw:master-page-name="Master1-Layout1-title-Title-Slide" presentation:presentation-page-layout-name="AL1T33">
        <draw:frame draw:name="Title 1" presentation:style-name="pr1" draw:text-style-name="P2" draw:layer="layout" svg:width="25.4cm" svg:height="6.632cm" svg:x="4.233cm" svg:y="3.118cm" presentation:class="title">
          <draw:text-box>
            <text:p text:style-name="P1"><text:span text:style-name="T1">A</text:span><text:span text:style-name="T1"> </text:span><text:span text:style-name="T1">W</text:span><text:span text:style-name="T1">e</text:span><text:span text:style-name="T1">ll</text:span><text:span text:style-name="T1">-</text:span><text:span text:style-name="T1">k</text:span><text:span text:style-name="T1">n</text:span><text:span text:style-name="T1">o</text:span><text:span text:style-name="T1">w</text:span><text:span text:style-name="T1">n </text:span><text:span text:style-name="T1">U</text:span><text:span text:style-name="T1">R</text:span><text:span text:style-name="T1">L </text:span><text:span text:style-name="T1">f</text:span><text:span text:style-name="T1">o</text:span><text:span text:style-name="T1">r </text:span><text:span text:style-name="T1">p</text:span><text:span text:style-name="T1">u</text:span><text:span text:style-name="T1">b</text:span><text:span text:style-name="T1">li</text:span><text:span text:style-name="T1">s</text:span><text:span text:style-name="T1">h</text:span><text:span text:style-name="T1">i</text:span><text:span text:style-name="T1">n</text:span><text:span text:style-name="T1">g </text:span><text:span text:style-name="T1">s</text:span><text:span text:style-name="T1">e</text:span><text:span text:style-name="T1">r</text:span><text:span text:style-name="T1">v</text:span><text:span text:style-name="T1">i</text:span><text:span text:style-name="T1">c</text:span><text:span text:style-name="T1">e </text:span><text:span text:style-name="T1">p</text:span><text:span text:style-name="T1">a</text:span><text:span text:style-name="T1">r</text:span><text:span text:style-name="T1">a</text:span><text:span text:style-name="T1">m</text:span><text:span text:style-name="T1">e</text:span><text:span text:style-name="T1">t</text:span><text:span text:style-name="T1">e</text:span><text:span text:style-name="T1">r</text:span><text:span text:style-name="T1">s</text:span></text:p>
          </draw:text-box>
        </draw:frame>
        <draw:frame draw:name="Subtitle 2" presentation:style-name="pr2" draw:text-style-name="P2" draw:layer="layout" svg:width="25.4cm" svg:height="4.599cm" svg:x="4.233cm" svg:y="10.006cm" presentation:class="subtitle">
          <draw:text-box>
            <text:p text:style-name="P3"><text:span text:style-name="T2"><text:a xlink:href="https://datatracker.ietf.org/doc/html/draft-ietf-tls-wkech" xlink:type="simple">https://datatracker.ietf.org/doc/html/draft-ietf-tls-wkech</text:a></text:span><text:span text:style-name="T2"><text:s/></text:span></text:p>
            <text:p text:style-name="P3"><text:span text:style-name="T2">Stephen Farrell, </text:span><text:span text:style-name="T2">Rich Salz, Ben </text:span><text:span text:style-name="T2">Schwartz</text:span></text:p>
            <text:p text:style-name="P3"><text:span text:style-name="T2"/></text:p>
            <text:p text:style-name="P3"><text:span text:style-name="T2">IETF 124</text:span></text:p>
          </draw:text-box>
        </draw:frame>
        <draw:frame draw:name="Slide Number Placeholder 3" draw:style-name="gr1" draw:text-style-name="P2" draw:layer="layout" svg:width="7.62cm" svg:height="1.014cm" svg:x="23.918cm" svg:y="17.657cm">
          <draw:text-box>
            <text:p text:style-name="P4"><text:span text:style-name="T3"><text:page-number>&lt;number&gt;</text:page-number></text:span></text:p>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5</text:page-count></text:span></text:p>
          </draw:text-box>
        </draw:frame>
        <presentation:notes draw:style-name="dp2">
          <draw:page-thumbnail draw:style-name="gr3" draw:layer="layout" svg:width="19.798cm" svg:height="11.136cm" svg:x="0.6cm" svg:y="2.257cm" draw:page-number="1" presentation:class="page"/>
          <draw:frame presentation:style-name="pr3" draw:text-style-name="P7" draw:layer="layout" svg:width="16.799cm" svg:height="13.364cm" svg:x="2.1cm" svg:y="14.107cm" presentation:class="notes" presentation:placeholder="true">
            <draw:text-box/>
          </draw:frame>
        </presentation:notes>
      </draw:page>
      <draw:page draw:name="page2" draw:style-name="dp3" draw:master-page-name="Master1-Layout7-blank-Blank" presentation:presentation-page-layout-name="AL2T13">
        <draw:frame presentation:style-name="pr4" draw:layer="layout" svg:width="30.479cm" svg:height="3.18cm" svg:x="1.693cm" svg:y="0.76cm" presentation:class="title">
          <draw:text-box>
            <text:p>State of Play</text:p>
          </draw:text-box>
        </draw:frame>
        <draw:frame presentation:style-name="pr5" draw:layer="layout" svg:width="30.479cm" svg:height="11.048cm" svg:x="1.693cm" svg:y="4.457cm" presentation:class="outline">
          <draw:text-box>
            <text:list text:style-name="L2">
              <text:list-item>
                <text:p>Draft -10 published 2025-10-19 responding to comments from IETF-123, Watson and a couple of others</text:p>
              </text:list-item>
              <text:list-item>
                <text:p>Authors think it’s ready for WGLC (again:-)</text:p>
                <text:list>
                  <text:list-item>
                    <text:p>Plan: do WGLC then hold ‘till we get a 2<text:span text:style-name="T5">nd</text:span> implementation</text:p>
                  </text:list-item>
                </text:list>
              </text:list-item>
              <text:list-item>
                <text:p>No open issues at the moment</text:p>
              </text:list-item>
              <text:list-item>
                <text:p>Some backup slides follow but we can skip ‘em if not needed</text:p>
              </text:list-item>
            </text:list>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5</text:page-count></text:span></text:p>
          </draw:text-box>
        </draw:frame>
        <presentation:notes draw:style-name="dp4">
          <draw:page-thumbnail draw:style-name="gr3" draw:layer="layout" svg:width="15.24cm" svg:height="8.572cm" svg:x="1.905cm" svg:y="3.175cm" draw:page-number="2" presentation:class="page"/>
          <draw:frame presentation:style-name="pr6" draw:text-style-name="P7" draw:layer="layout" svg:width="15.24cm" svg:height="10.001cm" svg:x="1.905cm" svg:y="12.224cm" presentation:class="notes" presentation:placeholder="true">
            <draw:text-box/>
          </draw:frame>
        </presentation:notes>
      </draw:page>
      <draw:page draw:name="Slide9" draw:style-name="dp1" draw:master-page-name="Master1-Layout2-obj-Title-and-Content" presentation:presentation-page-layout-name="AL3T18">
        <draw:frame draw:name="Title 1" presentation:style-name="pr7" draw:text-style-name="P2" draw:layer="layout" svg:width="29.21cm" svg:height="3.682cm" svg:x="2.328cm" svg:y="1.014cm" presentation:class="title">
          <draw:text-box>
            <text:p text:style-name="P8"><text:span text:style-name="T6">Exa</text:span><text:span text:style-name="T6">mpl</text:span><text:span text:style-name="T6">e</text:span></text:p>
          </draw:text-box>
        </draw:frame>
        <draw:frame draw:name="Content Placeholder 2" presentation:style-name="pr8" draw:text-style-name="P10" draw:layer="layout" svg:width="30.672cm" svg:height="12.929cm" svg:x="2.328cm" svg:y="5.071cm" presentation:class="outline" presentation:user-transformed="true">
          <draw:text-box>
            <text:list text:style-name="L3">
              <text:list-item>
                <text:p text:style-name="P9"><text:span text:style-name="T7">$ curl https://defo.ie/.well-known/origin-svcb</text:span></text:p>
              </text:list-item>
              <text:list-item>
                <text:p text:style-name="P9"><text:span text:style-name="T7">{</text:span></text:p>
              </text:list-item>
              <text:list-item>
                <text:p text:style-name="P9"><text:span text:style-name="T7"><text:s/>"regeninterval" : 3600,</text:span></text:p>
              </text:list-item>
              <text:list-item>
                <text:p text:style-name="P9"><text:span text:style-name="T7"><text:s/>"endpoints" : [ {</text:span></text:p>
              </text:list-item>
              <text:list-item>
                <text:p text:style-name="P9"><text:span text:style-name="T7"><text:s text:c="4"/>"priority" : 1,</text:span></text:p>
              </text:list-item>
              <text:list-item>
                <text:p text:style-name="P9"><text:span text:style-name="T7"><text:s text:c="4"/>"params" : {</text:span></text:p>
              </text:list-item>
              <text:list-item>
                <text:p text:style-name="P9"><text:span text:style-name="T7"><text:s text:c="6"/>"ipv4hint" : ["213.108.108.101"],</text:span></text:p>
              </text:list-item>
              <text:list-item>
                <text:p text:style-name="P9"><text:span text:style-name="T7"><text:s text:c="6"/>"ech" : </text:span><text:span text:style-name="T7">"AID+DQA8bwAgACAD99Nn5w3yRXF5GRcXzKNErYYtlxH5+IS5dQJzdHq3bgAEAAEAAQANY292ZXI</text:span><text:span text:style-name="T7">uZGVmby5pZQAA/</text:span><text:span text:style-name="T7">g0APH8AIAAgkq9+fORtmI8hXAtKayssOOm+NSP+4j6HaIhS4R5G+EIABAABAAEADWNvdmVyLmRlZ</text:span><text:span text:style-name="T7">m8uaWUAAA==",</text:span></text:p>
              </text:list-item>
              <text:list-item>
                <text:p text:style-name="P9"><text:span text:style-name="T7"><text:s text:c="6"/>"ipv6hint" : ["2a00:c6c0:0:116:5::10"]</text:span></text:p>
              </text:list-item>
              <text:list-item>
                <text:p text:style-name="P9"><text:span text:style-name="T7"><text:s text:c="4"/>}</text:span></text:p>
              </text:list-item>
              <text:list-item>
                <text:p text:style-name="P9"><text:span text:style-name="T7"><text:s/>}]</text:span></text:p>
              </text:list-item>
              <text:list-item>
                <text:p text:style-name="P9"><text:span text:style-name="T7">}</text:span></text:p>
              </text:list-item>
              <text:list-item>
                <text:p text:style-name="P9"><text:span text:style-name="T7"/></text:p>
              </text:list-item>
            </text:list>
          </draw:text-box>
        </draw:frame>
        <draw:frame draw:name="Slide Number Placeholder 3" draw:style-name="gr1" draw:text-style-name="P11" draw:layer="layout" svg:width="7.62cm" svg:height="1.014cm" svg:x="23.918cm" svg:y="17.657cm">
          <draw:text-box>
            <text:p text:style-name="P4"><text:span text:style-name="T3"><text:page-number>&lt;number&gt;</text:page-number></text:span></text:p>
          </draw:text-box>
        </draw:frame>
        <draw:frame draw:style-name="gr2" draw:text-style-name="P6" draw:layer="layout" svg:width="10.625cm" svg:height="0.935cm" svg:x="21.876cm" svg:y="17.001cm">
          <draw:text-box>
            <text:p text:style-name="P5"><text:span text:style-name="T4"><text:page-number>&lt;number&gt;</text:page-number></text:span><text:span text:style-name="T4"><text:s/>of </text:span><text:span text:style-name="T4"><text:page-count>5</text:page-count></text:span></text:p>
          </draw:text-box>
        </draw:frame>
        <presentation:notes draw:style-name="dp2">
          <draw:page-thumbnail draw:style-name="gr3" draw:layer="layout" svg:width="15.24cm" svg:height="8.572cm" svg:x="1.905cm" svg:y="3.175cm" draw:page-number="3" presentation:class="page"/>
          <draw:frame presentation:style-name="pr9" draw:text-style-name="P7" draw:layer="layout" svg:width="15.24cm" svg:height="10.001cm" svg:x="1.905cm" svg:y="12.224cm" presentation:class="notes" presentation:placeholder="true">
            <draw:text-box/>
          </draw:frame>
        </presentation:notes>
      </draw:page>
      <draw:page draw:name="Slide5" draw:style-name="dp5" draw:master-page-name="Master1-Layout7-blank-Blank" presentation:presentation-page-layout-name="AL2T13">
        <draw:frame draw:name="Title 2" presentation:style-name="pr10" draw:text-style-name="P2" draw:layer="layout" svg:width="29.21cm" svg:height="3.682cm" svg:x="2.328cm" svg:y="1.014cm" presentation:class="title" presentation:user-transformed="true">
          <draw:text-box>
            <text:p text:style-name="P1"><text:span text:style-name="T8">Des</text:span><text:span text:style-name="T8">cript</text:span><text:span text:style-name="T8">ion</text:span></text:p>
          </draw:text-box>
        </draw:frame>
        <draw:frame draw:name="Text Placeholder 2" presentation:style-name="pr11" draw:text-style-name="P2" draw:layer="layout" svg:width="30.476cm" svg:height="11.047cm" svg:x="1.694cm" svg:y="4.301cm" presentation:class="outline">
          <draw:text-box>
            <text:list text:style-name="L4">
              <text:list-item>
                <text:p text:style-name="P12"><text:span text:style-name="T9">ECH keys used at client-facing (web) servers (CFS) may be updated </text:span><text:span text:style-name="T9">regularly (e.g. hourly) and are published to DNS in HTTPS RRs</text:span></text:p>
              </text:list-item>
              <text:list-item>
                <text:p text:style-name="P12"><text:span text:style-name="T9">Other HTTPS RR content, e.g. ALPN values, might also be better managed </text:span><text:span text:style-name="T9">at a CFS</text:span></text:p>
              </text:list-item>
              <text:list-item>
                <text:p text:style-name="P12"><text:span text:style-name="T9">A “Zone Factory” (ZF) polls for this information via a .well-known URL, getting </text:span><text:span text:style-name="T9">back a JSON structure</text:span></text:p>
              </text:list-item>
              <text:list-item>
                <text:p text:style-name="P12"><text:span text:style-name="T9">If JSON changes from last time, then validate content and all being good, </text:span><text:span text:style-name="T9">publish</text:span></text:p>
              </text:list-item>
              <text:list-item>
                <text:p text:style-name="P12"><text:span text:style-name="T9">Git repo for spec: </text:span><text:span text:style-name="T9"><text:a xlink:href="https://github.com/sftcd/wkesni" xlink:type="simple">https://github.com/sftcd/wkesni</text:a></text:span><text:span text:style-name="T9"><text:s/></text:span></text:p>
              </text:list-item>
            </text:list>
          </draw:text-box>
        </draw:frame>
        <draw:frame draw:style-name="gr2" draw:text-style-name="P6" draw:layer="layout" svg:width="10.625cm" svg:height="0.935cm" svg:x="21.875cm" svg:y="17cm">
          <draw:text-box>
            <text:p text:style-name="P5"><text:span text:style-name="T4"><text:page-number>&lt;number&gt;</text:page-number></text:span><text:span text:style-name="T4"><text:s/>of </text:span><text:span text:style-name="T4"><text:page-count>5</text:page-count></text:span></text:p>
          </draw:text-box>
        </draw:frame>
        <presentation:notes draw:style-name="dp6">
          <draw:frame draw:name="Slide Number Placeholder 6" draw:style-name="gr4" draw:text-style-name="P2" draw:layer="layout" svg:width="8.255cm" svg:height="1.274cm" svg:x="10.791cm" svg:y="24.126cm">
            <draw:text-box>
              <text:p text:style-name="P4"><text:span text:style-name="T10"><text:page-number>&lt;number&gt;</text:page-number></text:span></text:p>
            </draw:text-box>
          </draw:frame>
          <draw:page-thumbnail draw:name="Slide Image Placeholder 1" draw:style-name="gr3" draw:layer="layout" svg:width="18.622cm" svg:height="10.477cm" svg:x="1.482cm" svg:y="2.121cm" draw:page-number="4" presentation:class="page"/>
          <draw:frame draw:name="Notes Placeholder 2" presentation:style-name="pr12" draw:text-style-name="P13" draw:layer="layout" svg:width="15.24cm" svg:height="10.001cm" svg:x="1.905cm" svg:y="12.224cm" presentation:class="notes" presentation:placeholder="true">
            <draw:text-box/>
          </draw:frame>
        </presentation:notes>
      </draw:page>
      <draw:page draw:name="Slide3" draw:style-name="dp5" draw:master-page-name="Master1-Layout7-blank-Blank" presentation:presentation-page-layout-name="AL2T13">
        <draw:frame draw:name="Slide Number Placeholder 1" draw:style-name="gr1" draw:text-style-name="P2" draw:layer="layout" svg:width="7.62cm" svg:height="1.014cm" svg:x="23.918cm" svg:y="17.657cm">
          <draw:text-box>
            <text:p text:style-name="P4"><text:span text:style-name="T11"><text:page-number>&lt;number&gt;</text:page-number></text:span></text:p>
          </draw:text-box>
        </draw:frame>
        <draw:custom-shape draw:name="Freeform 1" draw:style-name="gr5" draw:text-style-name="P14" draw:layer="layout" svg:width="1.209cm" svg:height="3.024cm" svg:x="28.422cm" svg:y="10.885cm">
          <text:p/>
          <draw:enhanced-geometry svg:viewBox="0 0 21600 21600" draw:text-areas="?f11 ?f21 ?f13 ?f18" draw:type="non-primitive" draw:modifiers="16200 5400" draw:enhanced-path="M ?f11 ?f8 L ?f11 ?f12 ?f8 ?f12 ?f10 ?f9 ?f9 ?f12 ?f13 ?f12 ?f13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1"/>
            <draw:equation draw:name="f12" draw:formula="$0"/>
            <draw:equation draw:name="f13" draw:formula="21600 - ?f11"/>
            <draw:equation draw:name="f14" draw:formula="0 * ?f7"/>
            <draw:equation draw:name="f15" draw:formula="21600 - ?f12"/>
            <draw:equation draw:name="f16" draw:formula="?f15 * ?f11"/>
            <draw:equation draw:name="f17" draw:formula="?f16 / 10800"/>
            <draw:equation draw:name="f18" draw:formula="?f12 + ?f17"/>
            <draw:equation draw:name="f19" draw:formula="$1 / ?f6"/>
            <draw:equation draw:name="f20" draw:formula="$0 / ?f7"/>
            <draw:equation draw:name="f21" draw:formula="?f14 / ?f7"/>
            <draw:handle draw:handle-range-x-minimum="0" draw:handle-range-x-maximum="10800" draw:handle-range-y-minimum="0" draw:handle-range-y-maximum="21600" draw:handle-position="$1 $0" draw:handle-position-x="$1" draw:handle-position-y="$0"/>
          </draw:enhanced-geometry>
        </draw:custom-shape>
        <draw:custom-shape draw:name="Freeform 2" draw:style-name="gr6" draw:text-style-name="P16" draw:layer="layout" svg:width="5.007cm" svg:height="6.996cm" svg:x="2.765cm" svg:y="8.598cm">
          <text:p text:style-name="P15"><text:span text:style-name="T12">TLS</text:span></text:p>
          <text:p text:style-name="P15"><text:span text:style-name="T12">Client</text:span></text:p>
          <text:p text:style-name="P15"><text:span text:style-name="T12">(browser)</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3" draw:style-name="gr7" draw:text-style-name="P17" draw:layer="layout" svg:width="7.467cm" svg:height="1.398cm" svg:x="7.772cm" svg:y="11.366cm">
          <text:p/>
          <draw:enhanced-geometry svg:viewBox="0 0 21600 21600" draw:text-areas="?f17 ?f12 ?f18 ?f14" draw:type="non-primitive" draw:modifiers="4300 5400" draw:enhanced-path="M ?f8 ?f10 L ?f11 ?f8 ?f11 ?f12 ?f13 ?f12 ?f13 ?f8 ?f9 ?f10 ?f13 ?f9 ?f13 ?f14 ?f11 ?f14 ?f11 ?f9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0"/>
            <draw:equation draw:name="f12" draw:formula="$1"/>
            <draw:equation draw:name="f13" draw:formula="21600 - ?f11"/>
            <draw:equation draw:name="f14" draw:formula="21600 - ?f12"/>
            <draw:equation draw:name="f15" draw:formula="10800 - ?f12"/>
            <draw:equation draw:name="f16" draw:formula="?f11 * ?f15"/>
            <draw:equation draw:name="f17" draw:formula="?f16 / 10800"/>
            <draw:equation draw:name="f18" draw:formula="21600 - ?f17"/>
            <draw:equation draw:name="f19" draw:formula="$0 / ?f6"/>
            <draw:equation draw:name="f20" draw:formula="$1 / ?f7"/>
            <draw:handle draw:handle-range-x-minimum="0" draw:handle-range-x-maximum="10800" draw:handle-range-y-minimum="0" draw:handle-range-y-maximum="10800" draw:handle-position="$0 $1" draw:handle-position-x="$0" draw:handle-position-y="$1"/>
          </draw:enhanced-geometry>
        </draw:custom-shape>
        <draw:custom-shape draw:name="Freeform 4" draw:style-name="gr8" draw:text-style-name="P19" draw:layer="layout" svg:width="6.873cm" svg:height="1.265cm" svg:x="8.971cm" svg:y="10.755cm">
          <text:p text:style-name="P18"><text:span text:style-name="T12">TLS session</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5" draw:style-name="gr9" draw:text-style-name="P16" draw:layer="layout" svg:width="5.333cm" svg:height="3.597cm" svg:x="16.328cm" svg:y="13.335cm">
          <text:p text:style-name="P15"><text:span text:style-name="T12">Shared </text:span><text:span text:style-name="T12">mode</text:span></text:p>
          <text:p text:style-name="P15"><text:span text:style-name="T12">Backend </text:span><text:span text:style-name="T12">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6" draw:style-name="gr10" draw:text-style-name="P16" draw:layer="layout" svg:width="5.333cm" svg:height="3.598cm" svg:x="15.381cm" svg:y="10.68cm">
          <text:p text:style-name="P15"><text:span text:style-name="T12">Frontend</text:span></text:p>
          <text:p text:style-name="P15"><text:span text:style-name="T12">(ECH) </text:span><text:span text:style-name="T12">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7" draw:style-name="gr11" draw:text-style-name="P20" draw:layer="layout" svg:width="30.477cm" svg:height="3.18cm" svg:x="1.693cm" svg:y="0.757cm">
          <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8" draw:style-name="gr12" draw:text-style-name="P22" draw:layer="layout" svg:width="10.23cm" svg:height="3.1cm" svg:x="5.973cm" svg:y="5.725cm">
          <text:p text:style-name="P21"><text:span text:style-name="T12">Look up A/AAAA </text:span><text:span text:style-name="T12"><text:line-break/></text:span><text:span text:style-name="T12">and HTTPS</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9" draw:style-name="gr13" draw:text-style-name="P16" draw:layer="layout" svg:width="4.798cm" svg:height="4.401cm" svg:x="14.027cm" svg:y="3.128cm">
          <text:p text:style-name="P15"><text:span text:style-name="T12">DNS</text:span></text:p>
          <draw:enhanced-geometry svg:viewBox="0 0 21600 21600" draw:text-areas="?f88 ?f86 ?f91 ?f92" draw:glue-points="?f85 ?f86 ?f85 ?f87 ?f88 ?f89 ?f85 ?f90 ?f91 ?f89" draw:type="non-primitive" draw:enhanced-path="M ?f12 ?f14 A ?f132 ?f133 ?f134 ?f135 ?f12 ?f14 ?f129 ?f131 W ?f136 ?f137 ?f138 ?f139 ?f12 ?f14 ?f129 ?f131 A ?f179 ?f180 ?f181 ?f182 ?f129 ?f131 ?f176 ?f178 W ?f183 ?f184 ?f185 ?f186 ?f129 ?f131 ?f176 ?f178 L ?f13 ?f17 A ?f226 ?f227 ?f228 ?f229 ?f13 ?f17 ?f223 ?f225 W ?f230 ?f231 ?f232 ?f233 ?f13 ?f17 ?f223 ?f225 A ?f273 ?f274 ?f275 ?f276 ?f223 ?f225 ?f270 ?f272 W ?f277 ?f278 ?f279 ?f280 ?f223 ?f225 ?f270 ?f272 Z N M ?f12 ?f14 A ?f320 ?f321 ?f322 ?f323 ?f12 ?f14 ?f317 ?f319 W ?f324 ?f325 ?f326 ?f327 ?f12 ?f14 ?f317 ?f319 A ?f367 ?f368 ?f369 ?f370 ?f317 ?f319 ?f364 ?f366 W ?f371 ?f372 ?f373 ?f374 ?f317 ?f319 ?f364 ?f366 N">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5419351 / 1725033"/>
            <draw:equation draw:name="f10" draw:formula="?f8 / 21600"/>
            <draw:equation draw:name="f11" draw:formula="?f7 / 21600"/>
            <draw:equation draw:name="f12" draw:formula="0"/>
            <draw:equation draw:name="f13" draw:formula="21600"/>
            <draw:equation draw:name="f14" draw:formula="3400"/>
            <draw:equation draw:name="f15" draw:formula="21600 - 10800"/>
            <draw:equation draw:name="f16" draw:formula="3400"/>
            <draw:equation draw:name="f17" draw:formula="18200"/>
            <draw:equation draw:name="f18" draw:formula="0 - 10800"/>
            <draw:equation draw:name="f19" draw:formula="18200 - 21600"/>
            <draw:equation draw:name="f20" draw:formula="3400 - 6800"/>
            <draw:equation draw:name="f21" draw:formula="10800 - ?f12"/>
            <draw:equation draw:name="f22" draw:formula="0 - ?f14"/>
            <draw:equation draw:name="f23" draw:formula="0 - ?f2"/>
            <draw:equation draw:name="f24" draw:formula="abs(?f15)"/>
            <draw:equation draw:name="f25" draw:formula="abs(?f16)"/>
            <draw:equation draw:name="f26" draw:formula="if(?f15, ?f0, ?f2)"/>
            <draw:equation draw:name="f27" draw:formula="if(?f15, ?f2, ?f0)"/>
            <draw:equation draw:name="f28" draw:formula="10800 - ?f13"/>
            <draw:equation draw:name="f29" draw:formula="21600 - ?f17"/>
            <draw:equation draw:name="f30" draw:formula="abs(?f18)"/>
            <draw:equation draw:name="f31" draw:formula="abs(?f19)"/>
            <draw:equation draw:name="f32" draw:formula="if(?f18, ?f0, ?f2)"/>
            <draw:equation draw:name="f33" draw:formula="if(?f18, ?f2, ?f0)"/>
            <draw:equation draw:name="f34" draw:formula="6800 - ?f14"/>
            <draw:equation draw:name="f35" draw:formula="abs(?f20)"/>
            <draw:equation draw:name="f36" draw:formula="0 * ?f10"/>
            <draw:equation draw:name="f37" draw:formula="21600 * ?f10"/>
            <draw:equation draw:name="f38" draw:formula="18200 * ?f11"/>
            <draw:equation draw:name="f39" draw:formula="6800 * ?f11"/>
            <draw:equation draw:name="f40" draw:formula="abs(?f21)"/>
            <draw:equation draw:name="f41" draw:formula="abs(?f22)"/>
            <draw:equation draw:name="f42" draw:formula="if(?f21, ?f23, ?f2)"/>
            <draw:equation draw:name="f43" draw:formula="if(?f21, ?f2, ?f23)"/>
            <draw:equation draw:name="f44" draw:formula="if(?f22, 0, ?f1)"/>
            <draw:equation draw:name="f45" draw:formula="if(?f22, ?f1, 0)"/>
            <draw:equation draw:name="f46" draw:formula="if(?f15, ?f23, ?f2)"/>
            <draw:equation draw:name="f47" draw:formula="if(?f15, ?f2, ?f23)"/>
            <draw:equation draw:name="f48" draw:formula="if(?f15, ?f27, ?f26)"/>
            <draw:equation draw:name="f49" draw:formula="if(?f15, ?f26, ?f27)"/>
            <draw:equation draw:name="f50" draw:formula="abs(?f28)"/>
            <draw:equation draw:name="f51" draw:formula="abs(?f29)"/>
            <draw:equation draw:name="f52" draw:formula="if(?f28, ?f23, ?f2)"/>
            <draw:equation draw:name="f53" draw:formula="if(?f28, ?f2, ?f23)"/>
            <draw:equation draw:name="f54" draw:formula="if(?f29, 0, ?f1)"/>
            <draw:equation draw:name="f55" draw:formula="if(?f29, ?f1, 0)"/>
            <draw:equation draw:name="f56" draw:formula="if(?f18, ?f23, ?f2)"/>
            <draw:equation draw:name="f57" draw:formula="if(?f18, ?f2, ?f23)"/>
            <draw:equation draw:name="f58" draw:formula="if(?f18, ?f33, ?f32)"/>
            <draw:equation draw:name="f59" draw:formula="if(?f18, ?f32, ?f33)"/>
            <draw:equation draw:name="f60" draw:formula="abs(?f34)"/>
            <draw:equation draw:name="f61" draw:formula="if(?f34, 0, ?f1)"/>
            <draw:equation draw:name="f62" draw:formula="if(?f34, ?f1, 0)"/>
            <draw:equation draw:name="f63" draw:formula="10800 * ?f10"/>
            <draw:equation draw:name="f64" draw:formula="0 * ?f11"/>
            <draw:equation draw:name="f65" draw:formula="10800 * ?f11"/>
            <draw:equation draw:name="f66" draw:formula="21600 * ?f11"/>
            <draw:equation draw:name="f67" draw:formula="if(?f21, ?f45, ?f44)"/>
            <draw:equation draw:name="f68" draw:formula="if(?f21, ?f44, ?f45)"/>
            <draw:equation draw:name="f69" draw:formula="if(?f22, ?f42, ?f43)"/>
            <draw:equation draw:name="f70" draw:formula="if(?f16, ?f49, ?f48)"/>
            <draw:equation draw:name="f71" draw:formula="if(?f16, ?f47, ?f46)"/>
            <draw:equation draw:name="f72" draw:formula="if(?f28, ?f55, ?f54)"/>
            <draw:equation draw:name="f73" draw:formula="if(?f28, ?f54, ?f55)"/>
            <draw:equation draw:name="f74" draw:formula="if(?f29, ?f52, ?f53)"/>
            <draw:equation draw:name="f75" draw:formula="if(?f19, ?f59, ?f58)"/>
            <draw:equation draw:name="f76" draw:formula="if(?f19, ?f57, ?f56)"/>
            <draw:equation draw:name="f77" draw:formula="if(?f21, ?f62, ?f61)"/>
            <draw:equation draw:name="f78" draw:formula="if(?f21, ?f61, ?f62)"/>
            <draw:equation draw:name="f79" draw:formula="if(?f34, ?f42, ?f43)"/>
            <draw:equation draw:name="f80" draw:formula="if(?f20, ?f49, ?f48)"/>
            <draw:equation draw:name="f81" draw:formula="if(?f20, ?f47, ?f46)"/>
            <draw:equation draw:name="f82" draw:formula="if(?f22, ?f67, ?f68)"/>
            <draw:equation draw:name="f83" draw:formula="if(?f29, ?f72, ?f73)"/>
            <draw:equation draw:name="f84" draw:formula="if(?f34, ?f77, ?f78)"/>
            <draw:equation draw:name="f85" draw:formula="?f63 / ?f10"/>
            <draw:equation draw:name="f86" draw:formula="?f39 / ?f11"/>
            <draw:equation draw:name="f87" draw:formula="?f64 / ?f11"/>
            <draw:equation draw:name="f88" draw:formula="?f36 / ?f10"/>
            <draw:equation draw:name="f89" draw:formula="?f65 / ?f11"/>
            <draw:equation draw:name="f90" draw:formula="?f66 / ?f11"/>
            <draw:equation draw:name="f91" draw:formula="?f37 / ?f10"/>
            <draw:equation draw:name="f92" draw:formula="?f38 / ?f11"/>
            <draw:equation draw:name="f93" draw:formula="21550000 - ?f69"/>
            <draw:equation draw:name="f94" draw:formula="if(?f93, ?f69, 21550000)"/>
            <draw:equation draw:name="f95" draw:formula="-21550000 - ?f94"/>
            <draw:equation draw:name="f96" draw:formula="if(?f95, -21550000, ?f94)"/>
            <draw:equation draw:name="f97" draw:formula="?f82 + ?f96"/>
            <draw:equation draw:name="f98" draw:formula="?f82 + ?f2"/>
            <draw:equation draw:name="f99" draw:formula="?f98 * ?f9 / ?f1"/>
            <draw:equation draw:name="f100" draw:formula="0 - ?f99"/>
            <draw:equation draw:name="f101" draw:formula="cos(?f100)"/>
            <draw:equation draw:name="f102" draw:formula="0 - ?f101"/>
            <draw:equation draw:name="f103" draw:formula="?f102 * ?f40"/>
            <draw:equation draw:name="f104" draw:formula="sin(?f100)"/>
            <draw:equation draw:name="f105" draw:formula="0 - ?f104"/>
            <draw:equation draw:name="f106" draw:formula="?f105 * ?f41"/>
            <draw:equation draw:name="f107" draw:formula="sqrt(?f103 * ?f103 + ?f106 * ?f106 + 0 * 0)"/>
            <draw:equation draw:name="f108" draw:formula="?f40 * ?f41 / ?f107"/>
            <draw:equation draw:name="f109" draw:formula="?f105 * ?f108"/>
            <draw:equation draw:name="f110" draw:formula="?f12 - ?f109"/>
            <draw:equation draw:name="f111" draw:formula="?f102 * ?f108"/>
            <draw:equation draw:name="f112" draw:formula="?f14 - ?f111"/>
            <draw:equation draw:name="f113" draw:formula="?f110 - ?f40"/>
            <draw:equation draw:name="f114" draw:formula="?f112 - ?f41"/>
            <draw:equation draw:name="f115" draw:formula="?f110 + ?f40"/>
            <draw:equation draw:name="f116" draw:formula="?f112 + ?f41"/>
            <draw:equation draw:name="f117" draw:formula="?f97 + ?f2"/>
            <draw:equation draw:name="f118" draw:formula="?f117 * ?f9 / ?f1"/>
            <draw:equation draw:name="f119" draw:formula="0 - ?f118"/>
            <draw:equation draw:name="f120" draw:formula="cos(?f119)"/>
            <draw:equation draw:name="f121" draw:formula="0 - ?f120"/>
            <draw:equation draw:name="f122" draw:formula="?f121 * ?f40"/>
            <draw:equation draw:name="f123" draw:formula="sin(?f119)"/>
            <draw:equation draw:name="f124" draw:formula="0 - ?f123"/>
            <draw:equation draw:name="f125" draw:formula="?f124 * ?f41"/>
            <draw:equation draw:name="f126" draw:formula="sqrt(?f122 * ?f122 + ?f125 * ?f125 + 0 * 0)"/>
            <draw:equation draw:name="f127" draw:formula="?f40 * ?f41 / ?f126"/>
            <draw:equation draw:name="f128" draw:formula="?f124 * ?f127"/>
            <draw:equation draw:name="f129" draw:formula="?f110 + ?f128"/>
            <draw:equation draw:name="f130" draw:formula="?f121 * ?f127"/>
            <draw:equation draw:name="f131" draw:formula="?f112 + ?f130"/>
            <draw:equation draw:name="f132" draw:formula="if(?f96, ?f12, ?f113)"/>
            <draw:equation draw:name="f133" draw:formula="if(?f96, ?f14, ?f114)"/>
            <draw:equation draw:name="f134" draw:formula="if(?f96, ?f12, ?f115)"/>
            <draw:equation draw:name="f135" draw:formula="if(?f96, ?f14, ?f116)"/>
            <draw:equation draw:name="f136" draw:formula="if(?f96, ?f113, ?f129)"/>
            <draw:equation draw:name="f137" draw:formula="if(?f96, ?f114, ?f131)"/>
            <draw:equation draw:name="f138" draw:formula="if(?f96, ?f115, ?f129)"/>
            <draw:equation draw:name="f139" draw:formula="if(?f96, ?f116, ?f131)"/>
            <draw:equation draw:name="f140" draw:formula="21550000 - ?f71"/>
            <draw:equation draw:name="f141" draw:formula="if(?f140, ?f71, 21550000)"/>
            <draw:equation draw:name="f142" draw:formula="-21550000 - ?f141"/>
            <draw:equation draw:name="f143" draw:formula="if(?f142, -21550000, ?f141)"/>
            <draw:equation draw:name="f144" draw:formula="?f70 + ?f143"/>
            <draw:equation draw:name="f145" draw:formula="?f70 + ?f2"/>
            <draw:equation draw:name="f146" draw:formula="?f145 * ?f9 / ?f1"/>
            <draw:equation draw:name="f147" draw:formula="0 - ?f146"/>
            <draw:equation draw:name="f148" draw:formula="cos(?f147)"/>
            <draw:equation draw:name="f149" draw:formula="0 - ?f148"/>
            <draw:equation draw:name="f150" draw:formula="?f149 * ?f24"/>
            <draw:equation draw:name="f151" draw:formula="sin(?f147)"/>
            <draw:equation draw:name="f152" draw:formula="0 - ?f151"/>
            <draw:equation draw:name="f153" draw:formula="?f152 * ?f25"/>
            <draw:equation draw:name="f154" draw:formula="sqrt(?f150 * ?f150 + ?f153 * ?f153 + 0 * 0)"/>
            <draw:equation draw:name="f155" draw:formula="?f24 * ?f25 / ?f154"/>
            <draw:equation draw:name="f156" draw:formula="?f152 * ?f155"/>
            <draw:equation draw:name="f157" draw:formula="?f129 - ?f156"/>
            <draw:equation draw:name="f158" draw:formula="?f149 * ?f155"/>
            <draw:equation draw:name="f159" draw:formula="?f131 - ?f158"/>
            <draw:equation draw:name="f160" draw:formula="?f157 - ?f24"/>
            <draw:equation draw:name="f161" draw:formula="?f159 - ?f25"/>
            <draw:equation draw:name="f162" draw:formula="?f157 + ?f24"/>
            <draw:equation draw:name="f163" draw:formula="?f159 + ?f25"/>
            <draw:equation draw:name="f164" draw:formula="?f144 + ?f2"/>
            <draw:equation draw:name="f165" draw:formula="?f164 * ?f9 / ?f1"/>
            <draw:equation draw:name="f166" draw:formula="0 - ?f165"/>
            <draw:equation draw:name="f167" draw:formula="cos(?f166)"/>
            <draw:equation draw:name="f168" draw:formula="0 - ?f167"/>
            <draw:equation draw:name="f169" draw:formula="?f168 * ?f24"/>
            <draw:equation draw:name="f170" draw:formula="sin(?f166)"/>
            <draw:equation draw:name="f171" draw:formula="0 - ?f170"/>
            <draw:equation draw:name="f172" draw:formula="?f171 * ?f25"/>
            <draw:equation draw:name="f173" draw:formula="sqrt(?f169 * ?f169 + ?f172 * ?f172 + 0 * 0)"/>
            <draw:equation draw:name="f174" draw:formula="?f24 * ?f25 / ?f173"/>
            <draw:equation draw:name="f175" draw:formula="?f171 * ?f174"/>
            <draw:equation draw:name="f176" draw:formula="?f157 + ?f175"/>
            <draw:equation draw:name="f177" draw:formula="?f168 * ?f174"/>
            <draw:equation draw:name="f178" draw:formula="?f159 + ?f177"/>
            <draw:equation draw:name="f179" draw:formula="if(?f143, ?f129, ?f160)"/>
            <draw:equation draw:name="f180" draw:formula="if(?f143, ?f131, ?f161)"/>
            <draw:equation draw:name="f181" draw:formula="if(?f143, ?f129, ?f162)"/>
            <draw:equation draw:name="f182" draw:formula="if(?f143, ?f131, ?f163)"/>
            <draw:equation draw:name="f183" draw:formula="if(?f143, ?f160, ?f176)"/>
            <draw:equation draw:name="f184" draw:formula="if(?f143, ?f161, ?f178)"/>
            <draw:equation draw:name="f185" draw:formula="if(?f143, ?f162, ?f176)"/>
            <draw:equation draw:name="f186" draw:formula="if(?f143, ?f163, ?f178)"/>
            <draw:equation draw:name="f187" draw:formula="21550000 - ?f74"/>
            <draw:equation draw:name="f188" draw:formula="if(?f187, ?f74, 21550000)"/>
            <draw:equation draw:name="f189" draw:formula="-21550000 - ?f188"/>
            <draw:equation draw:name="f190" draw:formula="if(?f189, -21550000, ?f188)"/>
            <draw:equation draw:name="f191" draw:formula="?f83 + ?f190"/>
            <draw:equation draw:name="f192" draw:formula="?f83 + ?f2"/>
            <draw:equation draw:name="f193" draw:formula="?f192 * ?f9 / ?f1"/>
            <draw:equation draw:name="f194" draw:formula="0 - ?f193"/>
            <draw:equation draw:name="f195" draw:formula="cos(?f194)"/>
            <draw:equation draw:name="f196" draw:formula="0 - ?f195"/>
            <draw:equation draw:name="f197" draw:formula="?f196 * ?f50"/>
            <draw:equation draw:name="f198" draw:formula="sin(?f194)"/>
            <draw:equation draw:name="f199" draw:formula="0 - ?f198"/>
            <draw:equation draw:name="f200" draw:formula="?f199 * ?f51"/>
            <draw:equation draw:name="f201" draw:formula="sqrt(?f197 * ?f197 + ?f200 * ?f200 + 0 * 0)"/>
            <draw:equation draw:name="f202" draw:formula="?f50 * ?f51 / ?f201"/>
            <draw:equation draw:name="f203" draw:formula="?f199 * ?f202"/>
            <draw:equation draw:name="f204" draw:formula="?f13 - ?f203"/>
            <draw:equation draw:name="f205" draw:formula="?f196 * ?f202"/>
            <draw:equation draw:name="f206" draw:formula="?f17 - ?f205"/>
            <draw:equation draw:name="f207" draw:formula="?f204 - ?f50"/>
            <draw:equation draw:name="f208" draw:formula="?f206 - ?f51"/>
            <draw:equation draw:name="f209" draw:formula="?f204 + ?f50"/>
            <draw:equation draw:name="f210" draw:formula="?f206 + ?f51"/>
            <draw:equation draw:name="f211" draw:formula="?f191 + ?f2"/>
            <draw:equation draw:name="f212" draw:formula="?f211 * ?f9 / ?f1"/>
            <draw:equation draw:name="f213" draw:formula="0 - ?f212"/>
            <draw:equation draw:name="f214" draw:formula="cos(?f213)"/>
            <draw:equation draw:name="f215" draw:formula="0 - ?f214"/>
            <draw:equation draw:name="f216" draw:formula="?f215 * ?f50"/>
            <draw:equation draw:name="f217" draw:formula="sin(?f213)"/>
            <draw:equation draw:name="f218" draw:formula="0 - ?f217"/>
            <draw:equation draw:name="f219" draw:formula="?f218 * ?f51"/>
            <draw:equation draw:name="f220" draw:formula="sqrt(?f216 * ?f216 + ?f219 * ?f219 + 0 * 0)"/>
            <draw:equation draw:name="f221" draw:formula="?f50 * ?f51 / ?f220"/>
            <draw:equation draw:name="f222" draw:formula="?f218 * ?f221"/>
            <draw:equation draw:name="f223" draw:formula="?f204 + ?f222"/>
            <draw:equation draw:name="f224" draw:formula="?f215 * ?f221"/>
            <draw:equation draw:name="f225" draw:formula="?f206 + ?f224"/>
            <draw:equation draw:name="f226" draw:formula="if(?f190, ?f13, ?f207)"/>
            <draw:equation draw:name="f227" draw:formula="if(?f190, ?f17, ?f208)"/>
            <draw:equation draw:name="f228" draw:formula="if(?f190, ?f13, ?f209)"/>
            <draw:equation draw:name="f229" draw:formula="if(?f190, ?f17, ?f210)"/>
            <draw:equation draw:name="f230" draw:formula="if(?f190, ?f207, ?f223)"/>
            <draw:equation draw:name="f231" draw:formula="if(?f190, ?f208, ?f225)"/>
            <draw:equation draw:name="f232" draw:formula="if(?f190, ?f209, ?f223)"/>
            <draw:equation draw:name="f233" draw:formula="if(?f190, ?f210, ?f225)"/>
            <draw:equation draw:name="f234" draw:formula="21550000 - ?f76"/>
            <draw:equation draw:name="f235" draw:formula="if(?f234, ?f76, 21550000)"/>
            <draw:equation draw:name="f236" draw:formula="-21550000 - ?f235"/>
            <draw:equation draw:name="f237" draw:formula="if(?f236, -21550000, ?f235)"/>
            <draw:equation draw:name="f238" draw:formula="?f75 + ?f237"/>
            <draw:equation draw:name="f239" draw:formula="?f75 + ?f2"/>
            <draw:equation draw:name="f240" draw:formula="?f239 * ?f9 / ?f1"/>
            <draw:equation draw:name="f241" draw:formula="0 - ?f240"/>
            <draw:equation draw:name="f242" draw:formula="cos(?f241)"/>
            <draw:equation draw:name="f243" draw:formula="0 - ?f242"/>
            <draw:equation draw:name="f244" draw:formula="?f243 * ?f30"/>
            <draw:equation draw:name="f245" draw:formula="sin(?f241)"/>
            <draw:equation draw:name="f246" draw:formula="0 - ?f245"/>
            <draw:equation draw:name="f247" draw:formula="?f246 * ?f31"/>
            <draw:equation draw:name="f248" draw:formula="sqrt(?f244 * ?f244 + ?f247 * ?f247 + 0 * 0)"/>
            <draw:equation draw:name="f249" draw:formula="?f30 * ?f31 / ?f248"/>
            <draw:equation draw:name="f250" draw:formula="?f246 * ?f249"/>
            <draw:equation draw:name="f251" draw:formula="?f223 - ?f250"/>
            <draw:equation draw:name="f252" draw:formula="?f243 * ?f249"/>
            <draw:equation draw:name="f253" draw:formula="?f225 - ?f252"/>
            <draw:equation draw:name="f254" draw:formula="?f251 - ?f30"/>
            <draw:equation draw:name="f255" draw:formula="?f253 - ?f31"/>
            <draw:equation draw:name="f256" draw:formula="?f251 + ?f30"/>
            <draw:equation draw:name="f257" draw:formula="?f253 + ?f31"/>
            <draw:equation draw:name="f258" draw:formula="?f238 + ?f2"/>
            <draw:equation draw:name="f259" draw:formula="?f258 * ?f9 / ?f1"/>
            <draw:equation draw:name="f260" draw:formula="0 - ?f259"/>
            <draw:equation draw:name="f261" draw:formula="cos(?f260)"/>
            <draw:equation draw:name="f262" draw:formula="0 - ?f261"/>
            <draw:equation draw:name="f263" draw:formula="?f262 * ?f30"/>
            <draw:equation draw:name="f264" draw:formula="sin(?f260)"/>
            <draw:equation draw:name="f265" draw:formula="0 - ?f264"/>
            <draw:equation draw:name="f266" draw:formula="?f265 * ?f31"/>
            <draw:equation draw:name="f267" draw:formula="sqrt(?f263 * ?f263 + ?f266 * ?f266 + 0 * 0)"/>
            <draw:equation draw:name="f268" draw:formula="?f30 * ?f31 / ?f267"/>
            <draw:equation draw:name="f269" draw:formula="?f265 * ?f268"/>
            <draw:equation draw:name="f270" draw:formula="?f251 + ?f269"/>
            <draw:equation draw:name="f271" draw:formula="?f262 * ?f268"/>
            <draw:equation draw:name="f272" draw:formula="?f253 + ?f271"/>
            <draw:equation draw:name="f273" draw:formula="if(?f237, ?f223, ?f254)"/>
            <draw:equation draw:name="f274" draw:formula="if(?f237, ?f225, ?f255)"/>
            <draw:equation draw:name="f275" draw:formula="if(?f237, ?f223, ?f256)"/>
            <draw:equation draw:name="f276" draw:formula="if(?f237, ?f225, ?f257)"/>
            <draw:equation draw:name="f277" draw:formula="if(?f237, ?f254, ?f270)"/>
            <draw:equation draw:name="f278" draw:formula="if(?f237, ?f255, ?f272)"/>
            <draw:equation draw:name="f279" draw:formula="if(?f237, ?f256, ?f270)"/>
            <draw:equation draw:name="f280" draw:formula="if(?f237, ?f257, ?f272)"/>
            <draw:equation draw:name="f281" draw:formula="21550000 - ?f79"/>
            <draw:equation draw:name="f282" draw:formula="if(?f281, ?f79, 21550000)"/>
            <draw:equation draw:name="f283" draw:formula="-21550000 - ?f282"/>
            <draw:equation draw:name="f284" draw:formula="if(?f283, -21550000, ?f282)"/>
            <draw:equation draw:name="f285" draw:formula="?f84 + ?f284"/>
            <draw:equation draw:name="f286" draw:formula="?f84 + ?f2"/>
            <draw:equation draw:name="f287" draw:formula="?f286 * ?f9 / ?f1"/>
            <draw:equation draw:name="f288" draw:formula="0 - ?f287"/>
            <draw:equation draw:name="f289" draw:formula="cos(?f288)"/>
            <draw:equation draw:name="f290" draw:formula="0 - ?f289"/>
            <draw:equation draw:name="f291" draw:formula="?f290 * ?f40"/>
            <draw:equation draw:name="f292" draw:formula="sin(?f288)"/>
            <draw:equation draw:name="f293" draw:formula="0 - ?f292"/>
            <draw:equation draw:name="f294" draw:formula="?f293 * ?f60"/>
            <draw:equation draw:name="f295" draw:formula="sqrt(?f291 * ?f291 + ?f294 * ?f294 + 0 * 0)"/>
            <draw:equation draw:name="f296" draw:formula="?f40 * ?f60 / ?f295"/>
            <draw:equation draw:name="f297" draw:formula="?f293 * ?f296"/>
            <draw:equation draw:name="f298" draw:formula="?f12 - ?f297"/>
            <draw:equation draw:name="f299" draw:formula="?f290 * ?f296"/>
            <draw:equation draw:name="f300" draw:formula="?f14 - ?f299"/>
            <draw:equation draw:name="f301" draw:formula="?f298 - ?f40"/>
            <draw:equation draw:name="f302" draw:formula="?f300 - ?f60"/>
            <draw:equation draw:name="f303" draw:formula="?f298 + ?f40"/>
            <draw:equation draw:name="f304" draw:formula="?f300 + ?f60"/>
            <draw:equation draw:name="f305" draw:formula="?f285 + ?f2"/>
            <draw:equation draw:name="f306" draw:formula="?f305 * ?f9 / ?f1"/>
            <draw:equation draw:name="f307" draw:formula="0 - ?f306"/>
            <draw:equation draw:name="f308" draw:formula="cos(?f307)"/>
            <draw:equation draw:name="f309" draw:formula="0 - ?f308"/>
            <draw:equation draw:name="f310" draw:formula="?f309 * ?f40"/>
            <draw:equation draw:name="f311" draw:formula="sin(?f307)"/>
            <draw:equation draw:name="f312" draw:formula="0 - ?f311"/>
            <draw:equation draw:name="f313" draw:formula="?f312 * ?f60"/>
            <draw:equation draw:name="f314" draw:formula="sqrt(?f310 * ?f310 + ?f313 * ?f313 + 0 * 0)"/>
            <draw:equation draw:name="f315" draw:formula="?f40 * ?f60 / ?f314"/>
            <draw:equation draw:name="f316" draw:formula="?f312 * ?f315"/>
            <draw:equation draw:name="f317" draw:formula="?f298 + ?f316"/>
            <draw:equation draw:name="f318" draw:formula="?f309 * ?f315"/>
            <draw:equation draw:name="f319" draw:formula="?f300 + ?f318"/>
            <draw:equation draw:name="f320" draw:formula="if(?f284, ?f12, ?f301)"/>
            <draw:equation draw:name="f321" draw:formula="if(?f284, ?f14, ?f302)"/>
            <draw:equation draw:name="f322" draw:formula="if(?f284, ?f12, ?f303)"/>
            <draw:equation draw:name="f323" draw:formula="if(?f284, ?f14, ?f304)"/>
            <draw:equation draw:name="f324" draw:formula="if(?f284, ?f301, ?f317)"/>
            <draw:equation draw:name="f325" draw:formula="if(?f284, ?f302, ?f319)"/>
            <draw:equation draw:name="f326" draw:formula="if(?f284, ?f303, ?f317)"/>
            <draw:equation draw:name="f327" draw:formula="if(?f284, ?f304, ?f319)"/>
            <draw:equation draw:name="f328" draw:formula="21550000 - ?f81"/>
            <draw:equation draw:name="f329" draw:formula="if(?f328, ?f81, 21550000)"/>
            <draw:equation draw:name="f330" draw:formula="-21550000 - ?f329"/>
            <draw:equation draw:name="f331" draw:formula="if(?f330, -21550000, ?f329)"/>
            <draw:equation draw:name="f332" draw:formula="?f80 + ?f331"/>
            <draw:equation draw:name="f333" draw:formula="?f80 + ?f2"/>
            <draw:equation draw:name="f334" draw:formula="?f333 * ?f9 / ?f1"/>
            <draw:equation draw:name="f335" draw:formula="0 - ?f334"/>
            <draw:equation draw:name="f336" draw:formula="cos(?f335)"/>
            <draw:equation draw:name="f337" draw:formula="0 - ?f336"/>
            <draw:equation draw:name="f338" draw:formula="?f337 * ?f24"/>
            <draw:equation draw:name="f339" draw:formula="sin(?f335)"/>
            <draw:equation draw:name="f340" draw:formula="0 - ?f339"/>
            <draw:equation draw:name="f341" draw:formula="?f340 * ?f35"/>
            <draw:equation draw:name="f342" draw:formula="sqrt(?f338 * ?f338 + ?f341 * ?f341 + 0 * 0)"/>
            <draw:equation draw:name="f343" draw:formula="?f24 * ?f35 / ?f342"/>
            <draw:equation draw:name="f344" draw:formula="?f340 * ?f343"/>
            <draw:equation draw:name="f345" draw:formula="?f317 - ?f344"/>
            <draw:equation draw:name="f346" draw:formula="?f337 * ?f343"/>
            <draw:equation draw:name="f347" draw:formula="?f319 - ?f346"/>
            <draw:equation draw:name="f348" draw:formula="?f345 - ?f24"/>
            <draw:equation draw:name="f349" draw:formula="?f347 - ?f35"/>
            <draw:equation draw:name="f350" draw:formula="?f345 + ?f24"/>
            <draw:equation draw:name="f351" draw:formula="?f347 + ?f35"/>
            <draw:equation draw:name="f352" draw:formula="?f332 + ?f2"/>
            <draw:equation draw:name="f353" draw:formula="?f352 * ?f9 / ?f1"/>
            <draw:equation draw:name="f354" draw:formula="0 - ?f353"/>
            <draw:equation draw:name="f355" draw:formula="cos(?f354)"/>
            <draw:equation draw:name="f356" draw:formula="0 - ?f355"/>
            <draw:equation draw:name="f357" draw:formula="?f356 * ?f24"/>
            <draw:equation draw:name="f358" draw:formula="sin(?f354)"/>
            <draw:equation draw:name="f359" draw:formula="0 - ?f358"/>
            <draw:equation draw:name="f360" draw:formula="?f359 * ?f35"/>
            <draw:equation draw:name="f361" draw:formula="sqrt(?f357 * ?f357 + ?f360 * ?f360 + 0 * 0)"/>
            <draw:equation draw:name="f362" draw:formula="?f24 * ?f35 / ?f361"/>
            <draw:equation draw:name="f363" draw:formula="?f359 * ?f362"/>
            <draw:equation draw:name="f364" draw:formula="?f345 + ?f363"/>
            <draw:equation draw:name="f365" draw:formula="?f356 * ?f362"/>
            <draw:equation draw:name="f366" draw:formula="?f347 + ?f365"/>
            <draw:equation draw:name="f367" draw:formula="if(?f331, ?f317, ?f348)"/>
            <draw:equation draw:name="f368" draw:formula="if(?f331, ?f319, ?f349)"/>
            <draw:equation draw:name="f369" draw:formula="if(?f331, ?f317, ?f350)"/>
            <draw:equation draw:name="f370" draw:formula="if(?f331, ?f319, ?f351)"/>
            <draw:equation draw:name="f371" draw:formula="if(?f331, ?f348, ?f364)"/>
            <draw:equation draw:name="f372" draw:formula="if(?f331, ?f349, ?f366)"/>
            <draw:equation draw:name="f373" draw:formula="if(?f331, ?f350, ?f364)"/>
            <draw:equation draw:name="f374" draw:formula="if(?f331, ?f351, ?f366)"/>
          </draw:enhanced-geometry>
        </draw:custom-shape>
        <draw:custom-shape draw:name="Freeform 10" draw:style-name="gr14" draw:text-style-name="P17" draw:layer="layout" svg:width="5.885cm" svg:height="4.541cm" svg:x="7.929cm" svg:y="5.68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1" draw:style-name="gr15" draw:text-style-name="P23" draw:layer="layout" svg:width="5.457cm" svg:height="3.598cm" svg:x="25.998cm" svg:y="7.023cm">
          <text:p text:style-name="P18"><text:span text:style-name="T12">Zonefactory</text:span></text:p>
          <text:p text:style-name="P18"><text:span text:style-name="T12">(DNS operator</text:span><text:span text:style-name="T12"><text:line-break/></text:span><text:span text:style-name="T12">for backend)</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2" draw:style-name="gr16" draw:text-style-name="P17" draw:layer="layout" svg:width="6.332cm" svg:height="3.508cm" svg:x="19.38cm" svg:y="4.301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3" draw:style-name="gr17" draw:text-style-name="P17" draw:layer="layout" svg:width="4.797cm" svg:height="3.201cm" svg:x="20.971cm" svg:y="8.874cm">
          <text:p/>
          <draw:enhanced-geometry svg:viewBox="0 0 142 147" draw:mirror-vertical="true"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custom-shape draw:name="Freeform 14" draw:style-name="gr8" draw:text-style-name="P19" draw:layer="layout" svg:width="6.873cm" svg:height="1.265cm" svg:x="22.758cm" svg:y="11.489cm">
          <text:p text:style-name="P18"><text:span text:style-name="T13">Poll .well-known/origin-svcb</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5" draw:style-name="gr8" draw:text-style-name="P19" draw:layer="layout" svg:width="6.873cm" svg:height="1.265cm" svg:x="23.938cm" svg:y="3.957cm">
          <text:p text:style-name="P18"><text:span text:style-name="T12">(re-)Publish zon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6" draw:style-name="gr18" draw:text-style-name="P24" draw:layer="layout" svg:width="5.333cm" svg:height="3.597cm" svg:x="26.003cm" svg:y="13.94cm">
          <text:p text:style-name="P15"><text:span text:style-name="T12">Split mode</text:span></text:p>
          <text:p text:style-name="P15"><text:span text:style-name="T12">Backend Site</text:span></text:p>
          <draw:enhanced-geometry svg:viewBox="0 0 21600 21600" draw:text-areas="?f10 ?f12 ?f11 ?f13" draw:type="non-primitive" draw:enhanced-path="M ?f8 ?f8 L ?f9 ?f8 ?f9 ?f9 ?f8 ?f9 ?f8 ?f8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f0 / ?f6"/>
            <draw:equation draw:name="f11" draw:formula="?f1 / ?f6"/>
            <draw:equation draw:name="f12" draw:formula="?f2 / ?f7"/>
            <draw:equation draw:name="f13" draw:formula="?f3 / ?f7"/>
          </draw:enhanced-geometry>
        </draw:custom-shape>
        <draw:custom-shape draw:name="Freeform 17" draw:style-name="gr19" draw:text-style-name="P14" draw:layer="layout" svg:width="4.797cm" svg:height="3.201cm" svg:x="20.971cm" svg:y="11.916cm">
          <text:p/>
          <draw:enhanced-geometry svg:viewBox="0 0 142 147" draw:mirror-horizontal="true" draw:text-areas="?f29 ?f31 ?f30 ?f32" draw:type="non-primitive" draw:enhanced-path="M ?f11 ?f12 C ?f13 ?f12 ?f14 ?f15 ?f14 ?f16 ?f14 ?f17 ?f18 ?f19 ?f20 ?f19 ?f8 ?f19 ?f8 ?f19 ?f8 ?f19 ?f8 ?f10 ?f8 ?f10 ?f8 ?f10 ?f20 ?f10 ?f20 ?f10 ?f20 ?f10 ?f21 ?f10 ?f22 ?f23 ?f22 ?f16 ?f22 ?f22 ?f24 ?f25 ?f11 ?f25 ?f26 ?f25 ?f26 ?f25 ?f26 ?f25 ?f26 ?f27 ?f26 ?f27 ?f26 ?f27 ?f9 ?f28 ?f9 ?f28 ?f9 ?f28 ?f26 ?f8 ?f26 ?f8 ?f26 ?f8 ?f26 ?f12 ?f26 ?f12 ?f26 ?f12 L ?f11 ?f12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42"/>
            <draw:equation draw:name="f7" draw:formula="?f4 / 147"/>
            <draw:equation draw:name="f8" draw:formula="0"/>
            <draw:equation draw:name="f9" draw:formula="142"/>
            <draw:equation draw:name="f10" draw:formula="147"/>
            <draw:equation draw:name="f11" draw:formula="98"/>
            <draw:equation draw:name="f12" draw:formula="21"/>
            <draw:equation draw:name="f13" draw:formula="64"/>
            <draw:equation draw:name="f14" draw:formula="36"/>
            <draw:equation draw:name="f15" draw:formula="50"/>
            <draw:equation draw:name="f16" draw:formula="84"/>
            <draw:equation draw:name="f17" draw:formula="102"/>
            <draw:equation draw:name="f18" draw:formula="22"/>
            <draw:equation draw:name="f19" draw:formula="116"/>
            <draw:equation draw:name="f20" draw:formula="4"/>
            <draw:equation draw:name="f21" draw:formula="39"/>
            <draw:equation draw:name="f22" draw:formula="67"/>
            <draw:equation draw:name="f23" draw:formula="119"/>
            <draw:equation draw:name="f24" draw:formula="81"/>
            <draw:equation draw:name="f25" draw:formula="53"/>
            <draw:equation draw:name="f26" draw:formula="103"/>
            <draw:equation draw:name="f27" draw:formula="73"/>
            <draw:equation draw:name="f28" draw:formula="37"/>
            <draw:equation draw:name="f29" draw:formula="?f0 / ?f6"/>
            <draw:equation draw:name="f30" draw:formula="?f1 / ?f6"/>
            <draw:equation draw:name="f31" draw:formula="?f2 / ?f7"/>
            <draw:equation draw:name="f32" draw:formula="?f3 / ?f7"/>
          </draw:enhanced-geometry>
        </draw:custom-shape>
        <draw:frame draw:style-name="gr2" draw:text-style-name="P6" draw:layer="layout" svg:width="10.625cm" svg:height="0.935cm" svg:x="22.676cm" svg:y="17.901cm">
          <draw:text-box>
            <text:p text:style-name="P5"><text:span text:style-name="T4"><text:page-number>&lt;number&gt;</text:page-number></text:span><text:span text:style-name="T4"><text:s/>of </text:span><text:span text:style-name="T4"><text:page-count>5</text:page-count></text:span></text:p>
          </draw:text-box>
        </draw:frame>
        <presentation:notes draw:style-name="dp6">
          <draw:frame draw:name="Slide Number Placeholder 2" draw:style-name="gr4" draw:text-style-name="P2" draw:layer="layout" svg:width="8.255cm" svg:height="1.274cm" svg:x="10.791cm" svg:y="24.126cm">
            <draw:text-box>
              <text:p text:style-name="P4"><text:span text:style-name="T10"><text:page-number>&lt;number&gt;</text:page-number></text:span></text:p>
            </draw:text-box>
          </draw:frame>
          <draw:page-thumbnail draw:name="Slide Image Placeholder 2" draw:style-name="gr3" draw:layer="layout" svg:width="19.769cm" svg:height="11.121cm" svg:x="0.609cm" svg:y="2.227cm" draw:page-number="5" presentation:class="page"/>
          <draw:frame draw:name="Notes Placeholder 1" presentation:style-name="pr13" draw:text-style-name="P13" draw:layer="layout" svg:width="16.786cm" svg:height="13.35cm" svg:x="2.098cm" svg:y="14.106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ce style:name="Aptos Display" svg:font-family="'Aptos Display'"/>
    <style:font-face style:name="Courier" svg:font-family="Courier" style:font-family-generic="modern" style:font-pitch="fixed"/>
    <style:font-face style:name="DejaVu Sans" svg:font-family="'DejaVu Sans'"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Noto Sans Devanagari" svg:font-family="'Noto Sans Devanagari'" style:font-family-generic="system"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draw:stroke="solid" svg:stroke-width="0.053cm" svg:stroke-color="#042433" draw:stroke-linejoin="miter" svg:stroke-linecap="butt" draw:fill-color="#156082" fo:wrap-option="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false" style:shrink-to-fit="true">
        <text:list-style style:name="Master1-Office-Them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false" style:shrink-to-fit="true">
        <text:list-style style:name="Master1-Layout1-title-Title-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false" style:shrink-to-fit="true">
        <text:list-style style:name="Master1-Layout2-obj-Title-and-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false" style:shrink-to-fit="true">
        <text:list-style style:name="Master1-Layout3-secHead-Section-Header-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false" style:shrink-to-fit="true">
        <text:list-style style:name="Master1-Layout4-twoObj-Two-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false" style:shrink-to-fit="true">
        <text:list-style style:name="Master1-Layout5-twoTxTwoObj-Compar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false" style:shrink-to-fit="true">
        <text:list-style style:name="Master1-Layout6-titleOnly-Title-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false" style:shrink-to-fit="true">
        <text:list-style style:name="Master1-Layout7-blank-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false" style:shrink-to-fit="true">
        <text:list-style style:name="Master1-Layout8-objTx-Content-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false" style:shrink-to-fit="true">
        <text:list-style style:name="Master1-Layout9-picTx-Picture-with-Capti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false" style:shrink-to-fit="true">
        <text:list-style style:name="Master1-Layout10-vertTx-Title-and-Vertical-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false" style:shrink-to-fit="true">
        <text:list-style style:name="Master1-Layout11-vertTitleAndTx-Vertical-Title-and-Tex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false" style:shrink-to-fit="true" fo:padding-top="0.127cm" fo:padding-bottom="0.127cm" fo:padding-left="0.254cm" fo:padding-right="0.254cm" fo:wrap-option="wrap" loext:decorative="false"/>
      <style:paragraph-properties style:writing-mode="lr-tb"/>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false" style:shrink-to-fit="true" fo:min-width="30.48cm" fo:padding-top="0.127cm" fo:padding-bottom="0.127cm" fo:padding-left="0.254cm" fo:padding-right="0.254cm" fo:wrap-option="wrap" loext:decorative="false"/>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false" style:shrink-to-fit="true" fo:padding-top="0.127cm" fo:padding-bottom="0.127cm" fo:padding-left="0.254cm" fo:padding-right="0.254cm" fo:wrap-option="wrap" loext:decorative="false"/>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loext:decorative="false"/>
      <style:paragraph-properties style:writing-mode="lr-tb"/>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loext:decorative="false"/>
      <style:paragraph-properties style:writing-mode="lr-tb"/>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loext:tab-stop-distance="0cm" style:writing-mode="lr-tb">
        <style:tab-stops/>
      </style:paragraph-properties>
    </style:style>
    <style:style style:name="MP6" style:family="paragraph">
      <loext:graphic-properties draw:fill="none"/>
      <style:paragraph-properties style:font-independent-line-spacing="true"/>
    </style:style>
    <style:style style:name="MP7" style:family="paragraph">
      <style:paragraph-properties fo:margin-left="0.635cm" fo:margin-right="0cm" fo:margin-top="0.353cm" fo:margin-bottom="0cm" fo:line-height="90%" fo:text-align="start" fo:text-indent="-0.635cm" style:punctuation-wrap="hanging" loext:tab-stop-distance="0cm"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loext:tab-stop-distance="0cm"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loext:tab-stop-distance="0cm"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loext:tab-stop-distance="0cm"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loext:tab-stop-distance="0cm"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loext:tab-stop-distance="0cm"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loext:tab-stop-distance="0cm"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loext:tab-stop-distance="0cm"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loext:tab-stop-distance="0cm"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loext:tab-stop-distance="0cm"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loext:tab-stop-distance="0cm"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loext:tab-stop-distance="0cm"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loext:tab-stop-distance="0cm"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loext:tab-stop-distance="0cm" style:writing-mode="lr-tb">
        <style:tab-stops/>
      </style:paragraph-properties>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ptos Display"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ptos"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ptos"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ptos"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767676"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Aptos"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Aptos Display"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767676" loext:opacity="100%" style:text-line-through-style="none" style:text-line-through-type="none" style:text-position="0% 100%" style:font-name="Aptos"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Aptos"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loext:opacity="100%" style:text-line-through-style="none" style:text-line-through-type="none" style:text-position="0% 100%" style:font-name="Aptos Display"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Aptos"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loext:opacity="100%" style:text-line-through-style="none" style:text-line-through-type="none" style:text-position="0% 100%" style:font-name="Aptos"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Placeholder 1" presentation:style-name="Mpr1"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Click to 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8" draw:text-style-name="MP6" draw:layer="backgroundobjects" svg:width="25.4cm" svg:height="6.632cm" svg:x="4.233cm" svg:y="3.118cm" presentation:class="title">
        <draw:text-box>
          <text:p text:style-name="MP18"><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text:span><text:span text:style-name="MT4">ck </text:span><text:span text:style-name="MT4">to </text:span><text:span text:style-name="MT4">edi</text:span><text:span text:style-name="MT4">t </text:span><text:span text:style-name="MT4">Ma</text:span><text:span text:style-name="MT4">ste</text:span><text:span text:style-name="MT4">r </text:span><text:span text:style-name="MT4">su</text:span><text:span text:style-name="MT4">bti</text:span><text:span text:style-name="MT4">tle </text:span><text:span text:style-name="MT4">sty</text:span><text:span text:style-name="MT4">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15"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8"><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0"><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2" draw:text-style-name="MP6" draw:layer="backgroundobjects" svg:width="29.21cm" svg:height="7.924cm" svg:x="2.311cm" svg:y="4.749cm" presentation:class="title">
        <draw:text-box>
          <text:p text:style-name="MP5"><text:span text:style-name="MT9">C</text:span><text:span text:style-name="MT9">li</text:span><text:span text:style-name="MT9">c</text:span><text:span text:style-name="MT9">k </text:span><text:span text:style-name="MT9">t</text:span><text:span text:style-name="MT9">o </text:span><text:span text:style-name="MT9">e</text:span><text:span text:style-name="MT9">d</text:span><text:span text:style-name="MT9">it </text:span><text:span text:style-name="MT9">M</text:span><text:span text:style-name="MT9">a</text:span><text:span text:style-name="MT9">s</text:span><text:span text:style-name="MT9">t</text:span><text:span text:style-name="MT9">e</text:span><text:span text:style-name="MT9">r </text:span><text:span text:style-name="MT9">ti</text:span><text:span text:style-name="MT9">tl</text:span><text:span text:style-name="MT9">e </text:span><text:span text:style-name="MT9">s</text:span><text:span text:style-name="MT9">t</text:span><text:span text:style-name="MT9">y</text:span><text:span text:style-name="MT9">l</text:span><text:span text:style-name="MT9">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Click to 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29"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8"><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0"><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8"><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0"><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36" draw:text-style-name="MP6" draw:layer="backgroundobjects" svg:width="29.21cm" svg:height="3.682cm" svg:x="2.333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Click to 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8"><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0"><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Click to 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C</text:span><text:span text:style-name="MT3">l</text:span><text:span text:style-name="MT3">i</text:span><text:span text:style-name="MT3">c</text:span><text:span text:style-name="MT3">k</text:span><text:span text:style-name="MT3"> </text:span><text:span text:style-name="MT3">t</text:span><text:span text:style-name="MT3">o</text:span><text:span text:style-name="MT3"> </text:span><text:span text:style-name="MT3">e</text:span><text:span text:style-name="MT3">d</text:span><text:span text:style-name="MT3">i</text:span><text:span text:style-name="MT3">t</text:span><text:span text:style-name="MT3"> </text:span><text:span text:style-name="MT3">M</text:span><text:span text:style-name="MT3">a</text:span><text:span text:style-name="MT3">s</text:span><text:span text:style-name="MT3">t</text:span><text:span text:style-name="MT3">e</text:span><text:span text:style-name="MT3">r</text:span><text:span text:style-name="MT3"> </text:span><text:span text:style-name="MT3">t</text:span><text:span text:style-name="MT3">e</text:span><text:span text:style-name="MT3">x</text:span><text:span text:style-name="MT3">t</text:span><text:span text:style-name="MT3"> </text:span><text:span text:style-name="MT3">s</text:span><text:span text:style-name="MT3">t</text:span><text:span text:style-name="MT3">y</text:span><text:span text:style-name="MT3">l</text:span><text:span text:style-name="MT3">e</text:span><text:span text:style-name="MT3">s</text:span></text:p>
              <text:list>
                <text:list-item>
                  <text:p text:style-name="MP8"><text:span text:style-name="MT4">S</text:span><text:span text:style-name="MT4">e</text:span><text:span text:style-name="MT4">c</text:span><text:span text:style-name="MT4">o</text:span><text:span text:style-name="MT4">n</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9"><text:span text:style-name="MT5">T</text:span><text:span text:style-name="MT5">h</text:span><text:span text:style-name="MT5">i</text:span><text:span text:style-name="MT5">r</text:span><text:span text:style-name="MT5">d</text:span><text:span text:style-name="MT5"> </text:span><text:span text:style-name="MT5">l</text:span><text:span text:style-name="MT5">e</text:span><text:span text:style-name="MT5">v</text:span><text:span text:style-name="MT5">e</text:span><text:span text:style-name="MT5">l</text:span></text:p>
                      <text:list>
                        <text:list-item>
                          <text:p text:style-name="MP10"><text:span text:style-name="MT6">F</text:span><text:span text:style-name="MT6">o</text:span><text:span text:style-name="MT6">u</text:span><text:span text:style-name="MT6">r</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44"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55" draw:text-style-name="MP6" draw:layer="backgroundobjects" svg:width="10.923cm" svg:height="4.445cm" svg:x="2.333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text:span><text:span text:style-name="MT12">le </text:span><text:span text:style-name="MT12">st</text:span><text:span text:style-name="MT12">yl</text:span><text:span text:style-name="MT12">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C</text:span><text:span text:style-name="MT13">l</text:span><text:span text:style-name="MT13">i</text:span><text:span text:style-name="MT13">c</text:span><text:span text:style-name="MT13">k</text:span><text:span text:style-name="MT13"> </text:span><text:span text:style-name="MT13">t</text:span><text:span text:style-name="MT13">o</text:span><text:span text:style-name="MT13"> </text:span><text:span text:style-name="MT13">e</text:span><text:span text:style-name="MT13">d</text:span><text:span text:style-name="MT13">i</text:span><text:span text:style-name="MT13">t</text:span><text:span text:style-name="MT13"> </text:span><text:span text:style-name="MT13">M</text:span><text:span text:style-name="MT13">a</text:span><text:span text:style-name="MT13">s</text:span><text:span text:style-name="MT13">t</text:span><text:span text:style-name="MT13">e</text:span><text:span text:style-name="MT13">r</text:span><text:span text:style-name="MT13"> </text:span><text:span text:style-name="MT13">t</text:span><text:span text:style-name="MT13">e</text:span><text:span text:style-name="MT13">x</text:span><text:span text:style-name="MT13">t</text:span><text:span text:style-name="MT13"> </text:span><text:span text:style-name="MT13">s</text:span><text:span text:style-name="MT13">t</text:span><text:span text:style-name="MT13">y</text:span><text:span text:style-name="MT13">l</text:span><text:span text:style-name="MT13">e</text:span><text:span text:style-name="MT13">s</text:span></text:p>
              <text:list>
                <text:list-item>
                  <text:p text:style-name="MP8"><text:span text:style-name="MT3">S</text:span><text:span text:style-name="MT3">e</text:span><text:span text:style-name="MT3">c</text:span><text:span text:style-name="MT3">o</text:span><text:span text:style-name="MT3">n</text:span><text:span text:style-name="MT3">d</text:span><text:span text:style-name="MT3"> </text:span><text:span text:style-name="MT3">l</text:span><text:span text:style-name="MT3">e</text:span><text:span text:style-name="MT3">v</text:span><text:span text:style-name="MT3">e</text:span><text:span text:style-name="MT3">l</text:span></text:p>
                  <text:list>
                    <text:list-item>
                      <text:p text:style-name="MP9"><text:span text:style-name="MT4">T</text:span><text:span text:style-name="MT4">h</text:span><text:span text:style-name="MT4">i</text:span><text:span text:style-name="MT4">r</text:span><text:span text:style-name="MT4">d</text:span><text:span text:style-name="MT4"> </text:span><text:span text:style-name="MT4">l</text:span><text:span text:style-name="MT4">e</text:span><text:span text:style-name="MT4">v</text:span><text:span text:style-name="MT4">e</text:span><text:span text:style-name="MT4">l</text:span></text:p>
                      <text:list>
                        <text:list-item>
                          <text:p text:style-name="MP10"><text:span text:style-name="MT5">F</text:span><text:span text:style-name="MT5">o</text:span><text:span text:style-name="MT5">u</text:span><text:span text:style-name="MT5">r</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
                            <text:list-item>
                              <text:p text:style-name="MP11"><text:span text:style-name="MT5">F</text:span><text:span text:style-name="MT5">i</text:span><text:span text:style-name="MT5">f</text:span><text:span text:style-name="MT5">t</text:span><text:span text:style-name="MT5">h</text:span><text:span text:style-name="MT5"> </text:span><text:span text:style-name="MT5">l</text:span><text:span text:style-name="MT5">e</text:span><text:span text:style-name="MT5">v</text:span><text:span text:style-name="MT5">e</text:span><text:span text:style-name="MT5">l</text:span></text:p>
                            </text:list-item>
                          </text:list>
                        </text:list-item>
                      </text:list>
                    </text:list-item>
                  </text:list>
                </text:list-item>
              </text:list>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63" draw:text-style-name="MP6" draw:layer="backgroundobjects" svg:width="10.923cm" svg:height="4.445cm" svg:x="2.333cm" svg:y="1.27cm" presentation:class="title">
        <draw:text-box>
          <text:p text:style-name="MP5"><text:span text:style-name="MT12">Cli</text:span><text:span text:style-name="MT12">ck </text:span><text:span text:style-name="MT12">to </text:span><text:span text:style-name="MT12">ed</text:span><text:span text:style-name="MT12">it </text:span><text:span text:style-name="MT12">M</text:span><text:span text:style-name="MT12">as</text:span><text:span text:style-name="MT12">te</text:span><text:span text:style-name="MT12">r </text:span><text:span text:style-name="MT12">tit</text:span><text:span text:style-name="MT12">le </text:span><text:span text:style-name="MT12">st</text:span><text:span text:style-name="MT12">yl</text:span><text:span text:style-name="MT12">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Click to 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le 1" presentation:style-name="Mpr71" draw:text-style-name="MP6" draw:layer="backgroundobjects" svg:width="29.21cm" svg:height="3.682cm" svg:x="2.328cm" svg:y="1.014cm" presentation:class="title">
        <draw:text-box>
          <text:p text:style-name="MP5"><text:span text:style-name="MT2">C</text:span><text:span text:style-name="MT2">li</text:span><text:span text:style-name="MT2">c</text:span><text:span text:style-name="MT2">k </text:span><text:span text:style-name="MT2">t</text:span><text:span text:style-name="MT2">o </text:span><text:span text:style-name="MT2">e</text:span><text:span text:style-name="MT2">d</text:span><text:span text:style-name="MT2">i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Vertical Text Placeholder 2" presentation:style-name="Mpr72" draw:text-style-name="MP6" draw:layer="backgroundobjects" svg:width="29.21cm" svg:height="12.087cm" svg:x="2.328cm" svg:y="5.071cm" presentation:class="outline">
        <draw:text-box>
          <text:list text:style-name="ML2">
            <text:list-item>
              <text:p text:style-name="MP7"><text:span text:style-name="MT3">Click to edit Master text </text:span><text:span text:style-name="MT3">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text:span><text:span text:style-name="MT6">leve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Vertical Title 1" presentation:style-name="Mpr78" draw:text-style-name="MP6" draw:layer="backgroundobjects" svg:width="7.302cm" svg:height="16.144cm" svg:x="24.236cm" svg:y="1.014cm" presentation:class="title">
        <draw:text-box>
          <text:p text:style-name="MP5"><text:span text:style-name="MT2">C</text:span><text:span text:style-name="MT2">l</text:span><text:span text:style-name="MT2">i</text:span><text:span text:style-name="MT2">c</text:span><text:span text:style-name="MT2">k</text:span><text:span text:style-name="MT2"> </text:span><text:span text:style-name="MT2">t</text:span><text:span text:style-name="MT2">o</text:span><text:span text:style-name="MT2"> </text:span><text:span text:style-name="MT2">e</text:span><text:span text:style-name="MT2">d</text:span><text:span text:style-name="MT2">i</text:span><text:span text:style-name="MT2">t </text:span><text:span text:style-name="MT2">M</text:span><text:span text:style-name="MT2">a</text:span><text:span text:style-name="MT2">s</text:span><text:span text:style-name="MT2">t</text:span><text:span text:style-name="MT2">e</text:span><text:span text:style-name="MT2">r </text:span><text:span text:style-name="MT2">t</text:span><text:span text:style-name="MT2">i</text:span><text:span text:style-name="MT2">t</text:span><text:span text:style-name="MT2">l</text:span><text:span text:style-name="MT2">e</text:span><text:span text:style-name="MT2"> </text:span><text:span text:style-name="MT2">s</text:span><text:span text:style-name="MT2">t</text:span><text:span text:style-name="MT2">y</text:span><text:span text:style-name="MT2">l</text:span><text:span text:style-name="MT2">e</text:span></text:p>
        </draw:text-box>
      </draw:frame>
      <draw:frame draw:name="Vertical Text Placeholder 2" presentation:style-name="Mpr79" draw:text-style-name="MP6" draw:layer="backgroundobjects" svg:width="21.484cm" svg:height="16.144cm" svg:x="2.328cm" svg:y="1.014cm" presentation:class="outline">
        <draw:text-box>
          <text:list text:style-name="ML2">
            <text:list-item>
              <text:p text:style-name="MP7"><text:span text:style-name="MT3">Click to edit Master text </text:span><text:span text:style-name="MT3">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text:span><text:span text:style-name="MT6">level</text:span></text:p>
                          <text:list>
                            <text:list-item>
                              <text:p text:style-name="MP11"><text:span text:style-name="MT6">F</text:span><text:span text:style-name="MT6">i</text:span><text:span text:style-name="MT6">f</text:span><text:span text:style-name="MT6">t</text:span><text:span text:style-name="MT6">h</text:span><text:span text:style-name="MT6"> </text:span><text:span text:style-name="MT6">l</text:span><text:span text:style-name="MT6">e</text:span><text:span text:style-name="MT6">v</text:span><text:span text:style-name="MT6">e</text:span><text:span text:style-name="MT6">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25-10-30">10/30/25</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25-10-30">10/30/25</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Click </text:span><text:span text:style-name="MT8">to edit </text:span><text:span text:style-name="MT8">Maste</text:span><text:span text:style-name="MT8">r text </text:span><text:span text:style-name="MT8">styles</text:span></text:p>
            <text:list text:style-name="ML4">
              <text:list-item>
                <text:list>
                  <text:list-item>
                    <text:p text:style-name="MP14"><text:span text:style-name="MT8">S</text:span><text:span text:style-name="MT8">e</text:span><text:span text:style-name="MT8">c</text:span><text:span text:style-name="MT8">o</text:span><text:span text:style-name="MT8">n</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5"><text:span text:style-name="MT8">T</text:span><text:span text:style-name="MT8">h</text:span><text:span text:style-name="MT8">i</text:span><text:span text:style-name="MT8">r</text:span><text:span text:style-name="MT8">d</text:span><text:span text:style-name="MT8"> </text:span><text:span text:style-name="MT8">l</text:span><text:span text:style-name="MT8">e</text:span><text:span text:style-name="MT8">v</text:span><text:span text:style-name="MT8">e</text:span><text:span text:style-name="MT8">l</text:span></text:p>
                        <text:list>
                          <text:list-item>
                            <text:p text:style-name="MP16"><text:span text:style-name="MT8">F</text:span><text:span text:style-name="MT8">o</text:span><text:span text:style-name="MT8">u</text:span><text:span text:style-name="MT8">r</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
                              <text:list-item>
                                <text:p text:style-name="MP17"><text:span text:style-name="MT8">F</text:span><text:span text:style-name="MT8">i</text:span><text:span text:style-name="MT8">f</text:span><text:span text:style-name="MT8">t</text:span><text:span text:style-name="MT8">h</text:span><text:span text:style-name="MT8"> </text:span><text:span text:style-name="MT8">l</text:span><text:span text:style-name="MT8">e</text:span><text:span text:style-name="MT8">v</text:span><text:span text:style-name="MT8">e</text:span><text:span text:style-name="MT8">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6.2$Linux_X86_64 LibreOffice_project/40d1a0e1d5bdf1afaeae24d9ece32bbb00fa66a4</meta:generator>
    <dc:title/>
    <meta:initial-creator>Salz, Rich</meta:initial-creator>
    <meta:creation-date>2024-07-21T16:28:45Z</meta:creation-date>
    <dc:date>2025-10-30T00:25:11.141364397</dc:date>
    <meta:editing-cycles>11</meta:editing-cycles>
    <meta:editing-duration>PT54M8S</meta:editing-duration>
    <meta:print-date>2025-07-18T15:13:39.719306714</meta:print-date>
    <meta:printed-by>PDF files</meta:printed-by>
    <meta:document-statistic meta:object-count="194"/>
  </office:meta>
</office:document-meta>
</file>